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ANALYTICAL_SOL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UZ, Analytica solu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2*0.68369*(1 - [.A2]*[.A2]/2.3/2.3)" office:value-type="float" office:value="1.36738" calcext:value-type="float">
            <text:p>1,37</text:p>
          </table:table-cell>
        </table:table-row>
        <table:table-row table:style-name="ro2">
          <table:table-cell office:value-type="float" office:value="0.023" calcext:value-type="float">
            <text:p>0,02</text:p>
          </table:table-cell>
          <table:table-cell table:formula="of:=2*0.68369*(1 - [.A3]*[.A3]/2.3/2.3)" office:value-type="float" office:value="1.367243262" calcext:value-type="float">
            <text:p>1,37</text:p>
          </table:table-cell>
        </table:table-row>
        <table:table-row table:style-name="ro2">
          <table:table-cell office:value-type="float" office:value="0.045999999" calcext:value-type="float">
            <text:p>0,05</text:p>
          </table:table-cell>
          <table:table-cell table:formula="of:=2*0.68369*(1 - [.A4]*[.A4]/2.3/2.3)" office:value-type="float" office:value="1.36683304802378" calcext:value-type="float">
            <text:p>1,37</text:p>
          </table:table-cell>
        </table:table-row>
        <table:table-row table:style-name="ro2">
          <table:table-cell office:value-type="float" office:value="0.069000001" calcext:value-type="float">
            <text:p>0,07</text:p>
          </table:table-cell>
          <table:table-cell table:formula="of:=2*0.68369*(1 - [.A5]*[.A5]/2.3/2.3)" office:value-type="float" office:value="1.36614935796433" calcext:value-type="float">
            <text:p>1,37</text:p>
          </table:table-cell>
        </table:table-row>
        <table:table-row table:style-name="ro2">
          <table:table-cell office:value-type="float" office:value="0.091999998" calcext:value-type="float">
            <text:p>0,09</text:p>
          </table:table-cell>
          <table:table-cell table:formula="of:=2*0.68369*(1 - [.A6]*[.A6]/2.3/2.3)" office:value-type="float" office:value="1.36519219209512" calcext:value-type="float">
            <text:p>1,37</text:p>
          </table:table-cell>
        </table:table-row>
        <table:table-row table:style-name="ro2">
          <table:table-cell office:value-type="float" office:value="0.115" calcext:value-type="float">
            <text:p>0,12</text:p>
          </table:table-cell>
          <table:table-cell table:formula="of:=2*0.68369*(1 - [.A7]*[.A7]/2.3/2.3)" office:value-type="float" office:value="1.36396155" calcext:value-type="float">
            <text:p>1,36</text:p>
          </table:table-cell>
        </table:table-row>
        <table:table-row table:style-name="ro2">
          <table:table-cell office:value-type="float" office:value="0.138" calcext:value-type="float">
            <text:p>0,14</text:p>
          </table:table-cell>
          <table:table-cell table:formula="of:=2*0.68369*(1 - [.A8]*[.A8]/2.3/2.3)" office:value-type="float" office:value="1.362457432" calcext:value-type="float">
            <text:p>1,36</text:p>
          </table:table-cell>
        </table:table-row>
        <table:table-row table:style-name="ro2">
          <table:table-cell office:value-type="float" office:value="0.161" calcext:value-type="float">
            <text:p>0,16</text:p>
          </table:table-cell>
          <table:table-cell table:formula="of:=2*0.68369*(1 - [.A9]*[.A9]/2.3/2.3)" office:value-type="float" office:value="1.360679838" calcext:value-type="float">
            <text:p>1,36</text:p>
          </table:table-cell>
        </table:table-row>
        <table:table-row table:style-name="ro2">
          <table:table-cell office:value-type="float" office:value="0.184" calcext:value-type="float">
            <text:p>0,18</text:p>
          </table:table-cell>
          <table:table-cell table:formula="of:=2*0.68369*(1 - [.A10]*[.A10]/2.3/2.3)" office:value-type="float" office:value="1.358628768" calcext:value-type="float">
            <text:p>1,36</text:p>
          </table:table-cell>
        </table:table-row>
        <table:table-row table:style-name="ro2">
          <table:table-cell office:value-type="float" office:value="0.20700001" calcext:value-type="float">
            <text:p>0,21</text:p>
          </table:table-cell>
          <table:table-cell table:formula="of:=2*0.68369*(1 - [.A11]*[.A11]/2.3/2.3)" office:value-type="float" office:value="1.35630422092988" calcext:value-type="float">
            <text:p>1,36</text:p>
          </table:table-cell>
        </table:table-row>
        <table:table-row table:style-name="ro2">
          <table:table-cell office:value-type="float" office:value="0.23" calcext:value-type="float">
            <text:p>0,23</text:p>
          </table:table-cell>
          <table:table-cell table:formula="of:=2*0.68369*(1 - [.A12]*[.A12]/2.3/2.3)" office:value-type="float" office:value="1.3537062" calcext:value-type="float">
            <text:p>1,35</text:p>
          </table:table-cell>
        </table:table-row>
        <table:table-row table:style-name="ro2">
          <table:table-cell office:value-type="float" office:value="0.25299999" calcext:value-type="float">
            <text:p>0,25</text:p>
          </table:table-cell>
          <table:table-cell table:formula="of:=2*0.68369*(1 - [.A13]*[.A13]/2.3/2.3)" office:value-type="float" office:value="1.35083470330793" calcext:value-type="float">
            <text:p>1,35</text:p>
          </table:table-cell>
        </table:table-row>
        <table:table-row table:style-name="ro2">
          <table:table-cell office:value-type="float" office:value="0.276" calcext:value-type="float">
            <text:p>0,28</text:p>
          </table:table-cell>
          <table:table-cell table:formula="of:=2*0.68369*(1 - [.A14]*[.A14]/2.3/2.3)" office:value-type="float" office:value="1.347689728" calcext:value-type="float">
            <text:p>1,35</text:p>
          </table:table-cell>
        </table:table-row>
        <table:table-row table:style-name="ro2">
          <table:table-cell office:value-type="float" office:value="0.299" calcext:value-type="float">
            <text:p>0,3</text:p>
          </table:table-cell>
          <table:table-cell table:formula="of:=2*0.68369*(1 - [.A15]*[.A15]/2.3/2.3)" office:value-type="float" office:value="1.344271278" calcext:value-type="float">
            <text:p>1,34</text:p>
          </table:table-cell>
        </table:table-row>
        <table:table-row table:style-name="ro2">
          <table:table-cell office:value-type="float" office:value="0.32200001" calcext:value-type="float">
            <text:p>0,32</text:p>
          </table:table-cell>
          <table:table-cell table:formula="of:=2*0.68369*(1 - [.A16]*[.A16]/2.3/2.3)" office:value-type="float" office:value="1.34057935033536" calcext:value-type="float">
            <text:p>1,34</text:p>
          </table:table-cell>
        </table:table-row>
        <table:table-row table:style-name="ro2">
          <table:table-cell office:value-type="float" office:value="0.345" calcext:value-type="float">
            <text:p>0,35</text:p>
          </table:table-cell>
          <table:table-cell table:formula="of:=2*0.68369*(1 - [.A17]*[.A17]/2.3/2.3)" office:value-type="float" office:value="1.33661395" calcext:value-type="float">
            <text:p>1,34</text:p>
          </table:table-cell>
        </table:table-row>
        <table:table-row table:style-name="ro2">
          <table:table-cell office:value-type="float" office:value="0.36799999" calcext:value-type="float">
            <text:p>0,37</text:p>
          </table:table-cell>
          <table:table-cell table:formula="of:=2*0.68369*(1 - [.A18]*[.A18]/2.3/2.3)" office:value-type="float" office:value="1.33237507390244" calcext:value-type="float">
            <text:p>1,33</text:p>
          </table:table-cell>
        </table:table-row>
        <table:table-row table:style-name="ro2">
          <table:table-cell office:value-type="float" office:value="0.39099998" calcext:value-type="float">
            <text:p>0,39</text:p>
          </table:table-cell>
          <table:table-cell table:formula="of:=2*0.68369*(1 - [.A19]*[.A19]/2.3/2.3)" office:value-type="float" office:value="1.32786272204269" calcext:value-type="float">
            <text:p>1,33</text:p>
          </table:table-cell>
        </table:table-row>
        <table:table-row table:style-name="ro2">
          <table:table-cell office:value-type="float" office:value="0.41400002" calcext:value-type="float">
            <text:p>0,41</text:p>
          </table:table-cell>
          <table:table-cell table:formula="of:=2*0.68369*(1 - [.A20]*[.A20]/2.3/2.3)" office:value-type="float" office:value="1.32307688371951" calcext:value-type="float">
            <text:p>1,32</text:p>
          </table:table-cell>
        </table:table-row>
        <table:table-row table:style-name="ro2">
          <table:table-cell office:value-type="float" office:value="0.43700001" calcext:value-type="float">
            <text:p>0,44</text:p>
          </table:table-cell>
          <table:table-cell table:formula="of:=2*0.68369*(1 - [.A21]*[.A21]/2.3/2.3)" office:value-type="float" office:value="1.31801757974085" calcext:value-type="float">
            <text:p>1,32</text:p>
          </table:table-cell>
        </table:table-row>
        <table:table-row table:style-name="ro2">
          <table:table-cell office:value-type="float" office:value="0.46" calcext:value-type="float">
            <text:p>0,46</text:p>
          </table:table-cell>
          <table:table-cell table:formula="of:=2*0.68369*(1 - [.A22]*[.A22]/2.3/2.3)" office:value-type="float" office:value="1.3126848" calcext:value-type="float">
            <text:p>1,31</text:p>
          </table:table-cell>
        </table:table-row>
        <table:table-row table:style-name="ro2">
          <table:table-cell office:value-type="float" office:value="0.48299999" calcext:value-type="float">
            <text:p>0,48</text:p>
          </table:table-cell>
          <table:table-cell table:formula="of:=2*0.68369*(1 - [.A23]*[.A23]/2.3/2.3)" office:value-type="float" office:value="1.30707854449695" calcext:value-type="float">
            <text:p>1,31</text:p>
          </table:table-cell>
        </table:table-row>
        <table:table-row table:style-name="ro2">
          <table:table-cell office:value-type="float" office:value="0.50599998" calcext:value-type="float">
            <text:p>0,51</text:p>
          </table:table-cell>
          <table:table-cell table:formula="of:=2*0.68369*(1 - [.A24]*[.A24]/2.3/2.3)" office:value-type="float" office:value="1.30119881323171" calcext:value-type="float">
            <text:p>1,3</text:p>
          </table:table-cell>
        </table:table-row>
        <table:table-row table:style-name="ro2">
          <table:table-cell office:value-type="float" office:value="0.52900002" calcext:value-type="float">
            <text:p>0,53</text:p>
          </table:table-cell>
          <table:table-cell table:formula="of:=2*0.68369*(1 - [.A25]*[.A25]/2.3/2.3)" office:value-type="float" office:value="1.29504559253048" calcext:value-type="float">
            <text:p>1,3</text:p>
          </table:table-cell>
        </table:table-row>
        <table:table-row table:style-name="ro2">
          <table:table-cell office:value-type="float" office:value="0.55200001" calcext:value-type="float">
            <text:p>0,55</text:p>
          </table:table-cell>
          <table:table-cell table:formula="of:=2*0.68369*(1 - [.A26]*[.A26]/2.3/2.3)" office:value-type="float" office:value="1.28861890914634" calcext:value-type="float">
            <text:p>1,29</text:p>
          </table:table-cell>
        </table:table-row>
        <table:table-row table:style-name="ro2">
          <table:table-cell office:value-type="float" office:value="0.575" calcext:value-type="float">
            <text:p>0,58</text:p>
          </table:table-cell>
          <table:table-cell table:formula="of:=2*0.68369*(1 - [.A27]*[.A27]/2.3/2.3)" office:value-type="float" office:value="1.28191875" calcext:value-type="float">
            <text:p>1,28</text:p>
          </table:table-cell>
        </table:table-row>
        <table:table-row table:style-name="ro2">
          <table:table-cell office:value-type="float" office:value="0.59799999" calcext:value-type="float">
            <text:p>0,6</text:p>
          </table:table-cell>
          <table:table-cell table:formula="of:=2*0.68369*(1 - [.A28]*[.A28]/2.3/2.3)" office:value-type="float" office:value="1.27494511509147" calcext:value-type="float">
            <text:p>1,27</text:p>
          </table:table-cell>
        </table:table-row>
        <table:table-row table:style-name="ro2">
          <table:table-cell office:value-type="float" office:value="0.62099998" calcext:value-type="float">
            <text:p>0,62</text:p>
          </table:table-cell>
          <table:table-cell table:formula="of:=2*0.68369*(1 - [.A29]*[.A29]/2.3/2.3)" office:value-type="float" office:value="1.26769800442074" calcext:value-type="float">
            <text:p>1,27</text:p>
          </table:table-cell>
        </table:table-row>
        <table:table-row table:style-name="ro2">
          <table:table-cell office:value-type="float" office:value="0.64400002" calcext:value-type="float">
            <text:p>0,64</text:p>
          </table:table-cell>
          <table:table-cell table:formula="of:=2*0.68369*(1 - [.A30]*[.A30]/2.3/2.3)" office:value-type="float" office:value="1.26017740134145" calcext:value-type="float">
            <text:p>1,26</text:p>
          </table:table-cell>
        </table:table-row>
        <table:table-row table:style-name="ro2">
          <table:table-cell office:value-type="float" office:value="0.66699997" calcext:value-type="float">
            <text:p>0,67</text:p>
          </table:table-cell>
          <table:table-cell table:formula="of:=2*0.68369*(1 - [.A31]*[.A31]/2.3/2.3)" office:value-type="float" office:value="1.25238335234453" calcext:value-type="float">
            <text:p>1,25</text:p>
          </table:table-cell>
        </table:table-row>
        <table:table-row table:style-name="ro2">
          <table:table-cell office:value-type="float" office:value="0.69" calcext:value-type="float">
            <text:p>0,69</text:p>
          </table:table-cell>
          <table:table-cell table:formula="of:=2*0.68369*(1 - [.A32]*[.A32]/2.3/2.3)" office:value-type="float" office:value="1.2443158" calcext:value-type="float">
            <text:p>1,24</text:p>
          </table:table-cell>
        </table:table-row>
        <table:table-row table:style-name="ro2">
          <table:table-cell office:value-type="float" office:value="0.71300003" calcext:value-type="float">
            <text:p>0,71</text:p>
          </table:table-cell>
          <table:table-cell table:formula="of:=2*0.68369*(1 - [.A33]*[.A33]/2.3/2.3)" office:value-type="float" office:value="1.23597477094206" calcext:value-type="float">
            <text:p>1,24</text:p>
          </table:table-cell>
        </table:table-row>
        <table:table-row table:style-name="ro2">
          <table:table-cell office:value-type="float" office:value="0.73599998" calcext:value-type="float">
            <text:p>0,74</text:p>
          </table:table-cell>
          <table:table-cell table:formula="of:=2*0.68369*(1 - [.A34]*[.A34]/2.3/2.3)" office:value-type="float" office:value="1.22736029560977" calcext:value-type="float">
            <text:p>1,23</text:p>
          </table:table-cell>
        </table:table-row>
        <table:table-row table:style-name="ro2">
          <table:table-cell office:value-type="float" office:value="0.75900002" calcext:value-type="float">
            <text:p>0,76</text:p>
          </table:table-cell>
          <table:table-cell table:formula="of:=2*0.68369*(1 - [.A35]*[.A35]/2.3/2.3)" office:value-type="float" office:value="1.21847231015243" calcext:value-type="float">
            <text:p>1,22</text:p>
          </table:table-cell>
        </table:table-row>
        <table:table-row table:style-name="ro2">
          <table:table-cell office:value-type="float" office:value="0.78199997" calcext:value-type="float">
            <text:p>0,78</text:p>
          </table:table-cell>
          <table:table-cell table:formula="of:=2*0.68369*(1 - [.A36]*[.A36]/2.3/2.3)" office:value-type="float" office:value="1.20931088412807" calcext:value-type="float">
            <text:p>1,21</text:p>
          </table:table-cell>
        </table:table-row>
        <table:table-row table:style-name="ro2">
          <table:table-cell office:value-type="float" office:value="0.805" calcext:value-type="float">
            <text:p>0,81</text:p>
          </table:table-cell>
          <table:table-cell table:formula="of:=2*0.68369*(1 - [.A37]*[.A37]/2.3/2.3)" office:value-type="float" office:value="1.19987595" calcext:value-type="float">
            <text:p>1,2</text:p>
          </table:table-cell>
        </table:table-row>
        <table:table-row table:style-name="ro2">
          <table:table-cell office:value-type="float" office:value="0.82800003" calcext:value-type="float">
            <text:p>0,83</text:p>
          </table:table-cell>
          <table:table-cell table:formula="of:=2*0.68369*(1 - [.A38]*[.A38]/2.3/2.3)" office:value-type="float" office:value="1.19016753915852" calcext:value-type="float">
            <text:p>1,19</text:p>
          </table:table-cell>
        </table:table-row>
        <table:table-row table:style-name="ro2">
          <table:table-cell office:value-type="float" office:value="0.85099998" calcext:value-type="float">
            <text:p>0,85</text:p>
          </table:table-cell>
          <table:table-cell table:formula="of:=2*0.68369*(1 - [.A39]*[.A39]/2.3/2.3)" office:value-type="float" office:value="1.18018568679879" calcext:value-type="float">
            <text:p>1,18</text:p>
          </table:table-cell>
        </table:table-row>
        <table:table-row table:style-name="ro2">
          <table:table-cell office:value-type="float" office:value="0.87400002" calcext:value-type="float">
            <text:p>0,87</text:p>
          </table:table-cell>
          <table:table-cell table:formula="of:=2*0.68369*(1 - [.A40]*[.A40]/2.3/2.3)" office:value-type="float" office:value="1.1699303189634" calcext:value-type="float">
            <text:p>1,17</text:p>
          </table:table-cell>
        </table:table-row>
        <table:table-row table:style-name="ro2">
          <table:table-cell office:value-type="float" office:value="0.89699997" calcext:value-type="float">
            <text:p>0,9</text:p>
          </table:table-cell>
          <table:table-cell table:formula="of:=2*0.68369*(1 - [.A41]*[.A41]/2.3/2.3)" office:value-type="float" office:value="1.15940151591161" calcext:value-type="float">
            <text:p>1,16</text:p>
          </table:table-cell>
        </table:table-row>
        <table:table-row table:style-name="ro2">
          <table:table-cell office:value-type="float" office:value="0.92" calcext:value-type="float">
            <text:p>0,92</text:p>
          </table:table-cell>
          <table:table-cell table:formula="of:=2*0.68369*(1 - [.A42]*[.A42]/2.3/2.3)" office:value-type="float" office:value="1.1485992" calcext:value-type="float">
            <text:p>1,15</text:p>
          </table:table-cell>
        </table:table-row>
        <table:table-row table:style-name="ro2">
          <table:table-cell office:value-type="float" office:value="0.94300003" calcext:value-type="float">
            <text:p>0,94</text:p>
          </table:table-cell>
          <table:table-cell table:formula="of:=2*0.68369*(1 - [.A43]*[.A43]/2.3/2.3)" office:value-type="float" office:value="1.13752340737498" calcext:value-type="float">
            <text:p>1,14</text:p>
          </table:table-cell>
        </table:table-row>
        <table:table-row table:style-name="ro2">
          <table:table-cell office:value-type="float" office:value="0.96599998" calcext:value-type="float">
            <text:p>0,97</text:p>
          </table:table-cell>
          <table:table-cell table:formula="of:=2*0.68369*(1 - [.A44]*[.A44]/2.3/2.3)" office:value-type="float" office:value="1.12617417798782" calcext:value-type="float">
            <text:p>1,13</text:p>
          </table:table-cell>
        </table:table-row>
        <table:table-row table:style-name="ro2">
          <table:table-cell office:value-type="float" office:value="0.98900002" calcext:value-type="float">
            <text:p>0,99</text:p>
          </table:table-cell>
          <table:table-cell table:formula="of:=2*0.68369*(1 - [.A45]*[.A45]/2.3/2.3)" office:value-type="float" office:value="1.11455142777438" calcext:value-type="float">
            <text:p>1,11</text:p>
          </table:table-cell>
        </table:table-row>
        <table:table-row table:style-name="ro2">
          <table:table-cell office:value-type="float" office:value="1.012" calcext:value-type="float">
            <text:p>1,01</text:p>
          </table:table-cell>
          <table:table-cell table:formula="of:=2*0.68369*(1 - [.A46]*[.A46]/2.3/2.3)" office:value-type="float" office:value="1.102655232" calcext:value-type="float">
            <text:p>1,1</text:p>
          </table:table-cell>
        </table:table-row>
        <table:table-row table:style-name="ro2">
          <table:table-cell office:value-type="float" office:value="1.035" calcext:value-type="float">
            <text:p>1,04</text:p>
          </table:table-cell>
          <table:table-cell table:formula="of:=2*0.68369*(1 - [.A47]*[.A47]/2.3/2.3)" office:value-type="float" office:value="1.09048555" calcext:value-type="float">
            <text:p>1,09</text:p>
          </table:table-cell>
        </table:table-row>
        <table:table-row table:style-name="ro2">
          <table:table-cell office:value-type="float" office:value="1.058" calcext:value-type="float">
            <text:p>1,06</text:p>
          </table:table-cell>
          <table:table-cell table:formula="of:=2*0.68369*(1 - [.A48]*[.A48]/2.3/2.3)" office:value-type="float" office:value="1.078042392" calcext:value-type="float">
            <text:p>1,08</text:p>
          </table:table-cell>
        </table:table-row>
        <table:table-row table:style-name="ro2">
          <table:table-cell office:value-type="float" office:value="1.081" calcext:value-type="float">
            <text:p>1,08</text:p>
          </table:table-cell>
          <table:table-cell table:formula="of:=2*0.68369*(1 - [.A49]*[.A49]/2.3/2.3)" office:value-type="float" office:value="1.065325758" calcext:value-type="float">
            <text:p>1,07</text:p>
          </table:table-cell>
        </table:table-row>
        <table:table-row table:style-name="ro2">
          <table:table-cell office:value-type="float" office:value="1.104" calcext:value-type="float">
            <text:p>1,1</text:p>
          </table:table-cell>
          <table:table-cell table:formula="of:=2*0.68369*(1 - [.A50]*[.A50]/2.3/2.3)" office:value-type="float" office:value="1.052335648" calcext:value-type="float">
            <text:p>1,05</text:p>
          </table:table-cell>
        </table:table-row>
        <table:table-row table:style-name="ro2">
          <table:table-cell office:value-type="float" office:value="1.127" calcext:value-type="float">
            <text:p>1,13</text:p>
          </table:table-cell>
          <table:table-cell table:formula="of:=2*0.68369*(1 - [.A51]*[.A51]/2.3/2.3)" office:value-type="float" office:value="1.039072062" calcext:value-type="float">
            <text:p>1,04</text:p>
          </table:table-cell>
        </table:table-row>
        <table:table-row table:style-name="ro2">
          <table:table-cell office:value-type="float" office:value="1.15" calcext:value-type="float">
            <text:p>1,15</text:p>
          </table:table-cell>
          <table:table-cell table:formula="of:=2*0.68369*(1 - [.A52]*[.A52]/2.3/2.3)" office:value-type="float" office:value="1.025535" calcext:value-type="float">
            <text:p>1,03</text:p>
          </table:table-cell>
        </table:table-row>
        <table:table-row table:style-name="ro2">
          <table:table-cell office:value-type="float" office:value="1.173" calcext:value-type="float">
            <text:p>1,17</text:p>
          </table:table-cell>
          <table:table-cell table:formula="of:=2*0.68369*(1 - [.A53]*[.A53]/2.3/2.3)" office:value-type="float" office:value="1.011724462" calcext:value-type="float">
            <text:p>1,01</text:p>
          </table:table-cell>
        </table:table-row>
        <table:table-row table:style-name="ro2">
          <table:table-cell office:value-type="float" office:value="1.196" calcext:value-type="float">
            <text:p>1,2</text:p>
          </table:table-cell>
          <table:table-cell table:formula="of:=2*0.68369*(1 - [.A54]*[.A54]/2.3/2.3)" office:value-type="float" office:value="0.997640448" calcext:value-type="float">
            <text:p>1</text:p>
          </table:table-cell>
        </table:table-row>
        <table:table-row table:style-name="ro2">
          <table:table-cell office:value-type="float" office:value="1.219" calcext:value-type="float">
            <text:p>1,22</text:p>
          </table:table-cell>
          <table:table-cell table:formula="of:=2*0.68369*(1 - [.A55]*[.A55]/2.3/2.3)" office:value-type="float" office:value="0.983282958" calcext:value-type="float">
            <text:p>0,98</text:p>
          </table:table-cell>
        </table:table-row>
        <table:table-row table:style-name="ro2">
          <table:table-cell office:value-type="float" office:value="1.242" calcext:value-type="float">
            <text:p>1,24</text:p>
          </table:table-cell>
          <table:table-cell table:formula="of:=2*0.68369*(1 - [.A56]*[.A56]/2.3/2.3)" office:value-type="float" office:value="0.968651992" calcext:value-type="float">
            <text:p>0,97</text:p>
          </table:table-cell>
        </table:table-row>
        <table:table-row table:style-name="ro2">
          <table:table-cell office:value-type="float" office:value="1.265" calcext:value-type="float">
            <text:p>1,27</text:p>
          </table:table-cell>
          <table:table-cell table:formula="of:=2*0.68369*(1 - [.A57]*[.A57]/2.3/2.3)" office:value-type="float" office:value="0.95374755" calcext:value-type="float">
            <text:p>0,95</text:p>
          </table:table-cell>
        </table:table-row>
        <table:table-row table:style-name="ro2">
          <table:table-cell office:value-type="float" office:value="1.288" calcext:value-type="float">
            <text:p>1,29</text:p>
          </table:table-cell>
          <table:table-cell table:formula="of:=2*0.68369*(1 - [.A58]*[.A58]/2.3/2.3)" office:value-type="float" office:value="0.938569632" calcext:value-type="float">
            <text:p>0,94</text:p>
          </table:table-cell>
        </table:table-row>
        <table:table-row table:style-name="ro2">
          <table:table-cell office:value-type="float" office:value="1.3110001" calcext:value-type="float">
            <text:p>1,31</text:p>
          </table:table-cell>
          <table:table-cell table:formula="of:=2*0.68369*(1 - [.A59]*[.A59]/2.3/2.3)" office:value-type="float" office:value="0.92311817022551" calcext:value-type="float">
            <text:p>0,92</text:p>
          </table:table-cell>
        </table:table-row>
        <table:table-row table:style-name="ro2">
          <table:table-cell office:value-type="float" office:value="1.3339999" calcext:value-type="float">
            <text:p>1,33</text:p>
          </table:table-cell>
          <table:table-cell table:formula="of:=2*0.68369*(1 - [.A60]*[.A60]/2.3/2.3)" office:value-type="float" office:value="0.90739343696351" calcext:value-type="float">
            <text:p>0,91</text:p>
          </table:table-cell>
        </table:table-row>
        <table:table-row table:style-name="ro2">
          <table:table-cell office:value-type="float" office:value="1.357" calcext:value-type="float">
            <text:p>1,36</text:p>
          </table:table-cell>
          <table:table-cell table:formula="of:=2*0.68369*(1 - [.A61]*[.A61]/2.3/2.3)" office:value-type="float" office:value="0.891395022" calcext:value-type="float">
            <text:p>0,89</text:p>
          </table:table-cell>
        </table:table-row>
        <table:table-row table:style-name="ro2">
          <table:table-cell office:value-type="float" office:value="1.38" calcext:value-type="float">
            <text:p>1,38</text:p>
          </table:table-cell>
          <table:table-cell table:formula="of:=2*0.68369*(1 - [.A62]*[.A62]/2.3/2.3)" office:value-type="float" office:value="0.8751232" calcext:value-type="float">
            <text:p>0,88</text:p>
          </table:table-cell>
        </table:table-row>
        <table:table-row table:style-name="ro2">
          <table:table-cell office:value-type="float" office:value="1.403" calcext:value-type="float">
            <text:p>1,4</text:p>
          </table:table-cell>
          <table:table-cell table:formula="of:=2*0.68369*(1 - [.A63]*[.A63]/2.3/2.3)" office:value-type="float" office:value="0.858577902" calcext:value-type="float">
            <text:p>0,86</text:p>
          </table:table-cell>
        </table:table-row>
        <table:table-row table:style-name="ro2">
          <table:table-cell office:value-type="float" office:value="1.4260001" calcext:value-type="float">
            <text:p>1,43</text:p>
          </table:table-cell>
          <table:table-cell table:formula="of:=2*0.68369*(1 - [.A64]*[.A64]/2.3/2.3)" office:value-type="float" office:value="0.84175905428038" calcext:value-type="float">
            <text:p>0,84</text:p>
          </table:table-cell>
        </table:table-row>
        <table:table-row table:style-name="ro2">
          <table:table-cell office:value-type="float" office:value="1.4489999" calcext:value-type="float">
            <text:p>1,45</text:p>
          </table:table-cell>
          <table:table-cell table:formula="of:=2*0.68369*(1 - [.A65]*[.A65]/2.3/2.3)" office:value-type="float" office:value="0.824666952908641" calcext:value-type="float">
            <text:p>0,82</text:p>
          </table:table-cell>
        </table:table-row>
        <table:table-row table:style-name="ro2">
          <table:table-cell office:value-type="float" office:value="1.472" calcext:value-type="float">
            <text:p>1,47</text:p>
          </table:table-cell>
          <table:table-cell table:formula="of:=2*0.68369*(1 - [.A66]*[.A66]/2.3/2.3)" office:value-type="float" office:value="0.807301152" calcext:value-type="float">
            <text:p>0,81</text:p>
          </table:table-cell>
        </table:table-row>
        <table:table-row table:style-name="ro2">
          <table:table-cell office:value-type="float" office:value="1.495" calcext:value-type="float">
            <text:p>1,5</text:p>
          </table:table-cell>
          <table:table-cell table:formula="of:=2*0.68369*(1 - [.A67]*[.A67]/2.3/2.3)" office:value-type="float" office:value="0.78966195" calcext:value-type="float">
            <text:p>0,79</text:p>
          </table:table-cell>
        </table:table-row>
        <table:table-row table:style-name="ro2">
          <table:table-cell office:value-type="float" office:value="1.518" calcext:value-type="float">
            <text:p>1,52</text:p>
          </table:table-cell>
          <table:table-cell table:formula="of:=2*0.68369*(1 - [.A68]*[.A68]/2.3/2.3)" office:value-type="float" office:value="0.771749272" calcext:value-type="float">
            <text:p>0,77</text:p>
          </table:table-cell>
        </table:table-row>
        <table:table-row table:style-name="ro2">
          <table:table-cell office:value-type="float" office:value="1.5410001" calcext:value-type="float">
            <text:p>1,54</text:p>
          </table:table-cell>
          <table:table-cell table:formula="of:=2*0.68369*(1 - [.A69]*[.A69]/2.3/2.3)" office:value-type="float" office:value="0.75356303833525" calcext:value-type="float">
            <text:p>0,75</text:p>
          </table:table-cell>
        </table:table-row>
        <table:table-row table:style-name="ro2">
          <table:table-cell office:value-type="float" office:value="1.5639999" calcext:value-type="float">
            <text:p>1,56</text:p>
          </table:table-cell>
          <table:table-cell table:formula="of:=2*0.68369*(1 - [.A70]*[.A70]/2.3/2.3)" office:value-type="float" office:value="0.735103568853771" calcext:value-type="float">
            <text:p>0,74</text:p>
          </table:table-cell>
        </table:table-row>
        <table:table-row table:style-name="ro2">
          <table:table-cell office:value-type="float" office:value="1.587" calcext:value-type="float">
            <text:p>1,59</text:p>
          </table:table-cell>
          <table:table-cell table:formula="of:=2*0.68369*(1 - [.A71]*[.A71]/2.3/2.3)" office:value-type="float" office:value="0.716370382" calcext:value-type="float">
            <text:p>0,72</text:p>
          </table:table-cell>
        </table:table-row>
        <table:table-row table:style-name="ro2">
          <table:table-cell office:value-type="float" office:value="1.61" calcext:value-type="float">
            <text:p>1,61</text:p>
          </table:table-cell>
          <table:table-cell table:formula="of:=2*0.68369*(1 - [.A72]*[.A72]/2.3/2.3)" office:value-type="float" office:value="0.6973638" calcext:value-type="float">
            <text:p>0,7</text:p>
          </table:table-cell>
        </table:table-row>
        <table:table-row table:style-name="ro2">
          <table:table-cell office:value-type="float" office:value="1.633" calcext:value-type="float">
            <text:p>1,63</text:p>
          </table:table-cell>
          <table:table-cell table:formula="of:=2*0.68369*(1 - [.A73]*[.A73]/2.3/2.3)" office:value-type="float" office:value="0.678083742" calcext:value-type="float">
            <text:p>0,68</text:p>
          </table:table-cell>
        </table:table-row>
        <table:table-row table:style-name="ro2">
          <table:table-cell office:value-type="float" office:value="1.6560001" calcext:value-type="float">
            <text:p>1,66</text:p>
          </table:table-cell>
          <table:table-cell table:formula="of:=2*0.68369*(1 - [.A74]*[.A74]/2.3/2.3)" office:value-type="float" office:value="0.658530122390119" calcext:value-type="float">
            <text:p>0,66</text:p>
          </table:table-cell>
        </table:table-row>
        <table:table-row table:style-name="ro2">
          <table:table-cell office:value-type="float" office:value="1.6789999" calcext:value-type="float">
            <text:p>1,68</text:p>
          </table:table-cell>
          <table:table-cell table:formula="of:=2*0.68369*(1 - [.A75]*[.A75]/2.3/2.3)" office:value-type="float" office:value="0.638703284798902" calcext:value-type="float">
            <text:p>0,64</text:p>
          </table:table-cell>
        </table:table-row>
        <table:table-row table:style-name="ro2">
          <table:table-cell office:value-type="float" office:value="1.702" calcext:value-type="float">
            <text:p>1,7</text:p>
          </table:table-cell>
          <table:table-cell table:formula="of:=2*0.68369*(1 - [.A76]*[.A76]/2.3/2.3)" office:value-type="float" office:value="0.618602712" calcext:value-type="float">
            <text:p>0,62</text:p>
          </table:table-cell>
        </table:table-row>
        <table:table-row table:style-name="ro2">
          <table:table-cell office:value-type="float" office:value="1.725" calcext:value-type="float">
            <text:p>1,73</text:p>
          </table:table-cell>
          <table:table-cell table:formula="of:=2*0.68369*(1 - [.A77]*[.A77]/2.3/2.3)" office:value-type="float" office:value="0.59822875" calcext:value-type="float">
            <text:p>0,6</text:p>
          </table:table-cell>
        </table:table-row>
        <table:table-row table:style-name="ro2">
          <table:table-cell office:value-type="float" office:value="1.748" calcext:value-type="float">
            <text:p>1,75</text:p>
          </table:table-cell>
          <table:table-cell table:formula="of:=2*0.68369*(1 - [.A78]*[.A78]/2.3/2.3)" office:value-type="float" office:value="0.577581312" calcext:value-type="float">
            <text:p>0,58</text:p>
          </table:table-cell>
        </table:table-row>
        <table:table-row table:style-name="ro2">
          <table:table-cell office:value-type="float" office:value="1.7710001" calcext:value-type="float">
            <text:p>1,77</text:p>
          </table:table-cell>
          <table:table-cell table:formula="of:=2*0.68369*(1 - [.A79]*[.A79]/2.3/2.3)" office:value-type="float" office:value="0.556660306444989" calcext:value-type="float">
            <text:p>0,56</text:p>
          </table:table-cell>
        </table:table-row>
        <table:table-row table:style-name="ro2">
          <table:table-cell office:value-type="float" office:value="1.7939999" calcext:value-type="float">
            <text:p>1,79</text:p>
          </table:table-cell>
          <table:table-cell table:formula="of:=2*0.68369*(1 - [.A80]*[.A80]/2.3/2.3)" office:value-type="float" office:value="0.535466100744032" calcext:value-type="float">
            <text:p>0,54</text:p>
          </table:table-cell>
        </table:table-row>
        <table:table-row table:style-name="ro2">
          <table:table-cell office:value-type="float" office:value="1.817" calcext:value-type="float">
            <text:p>1,82</text:p>
          </table:table-cell>
          <table:table-cell table:formula="of:=2*0.68369*(1 - [.A81]*[.A81]/2.3/2.3)" office:value-type="float" office:value="0.513998142" calcext:value-type="float">
            <text:p>0,51</text:p>
          </table:table-cell>
        </table:table-row>
        <table:table-row table:style-name="ro2">
          <table:table-cell office:value-type="float" office:value="1.84" calcext:value-type="float">
            <text:p>1,84</text:p>
          </table:table-cell>
          <table:table-cell table:formula="of:=2*0.68369*(1 - [.A82]*[.A82]/2.3/2.3)" office:value-type="float" office:value="0.4922568" calcext:value-type="float">
            <text:p>0,49</text:p>
          </table:table-cell>
        </table:table-row>
        <table:table-row table:style-name="ro2">
          <table:table-cell office:value-type="float" office:value="1.863" calcext:value-type="float">
            <text:p>1,86</text:p>
          </table:table-cell>
          <table:table-cell table:formula="of:=2*0.68369*(1 - [.A83]*[.A83]/2.3/2.3)" office:value-type="float" office:value="0.470241982" calcext:value-type="float">
            <text:p>0,47</text:p>
          </table:table-cell>
        </table:table-row>
        <table:table-row table:style-name="ro2">
          <table:table-cell office:value-type="float" office:value="1.8860001" calcext:value-type="float">
            <text:p>1,89</text:p>
          </table:table-cell>
          <table:table-cell table:formula="of:=2*0.68369*(1 - [.A84]*[.A84]/2.3/2.3)" office:value-type="float" office:value="0.447953590499858" calcext:value-type="float">
            <text:p>0,45</text:p>
          </table:table-cell>
        </table:table-row>
        <table:table-row table:style-name="ro2">
          <table:table-cell office:value-type="float" office:value="1.9089999" calcext:value-type="float">
            <text:p>1,91</text:p>
          </table:table-cell>
          <table:table-cell table:formula="of:=2*0.68369*(1 - [.A85]*[.A85]/2.3/2.3)" office:value-type="float" office:value="0.425392016689162" calcext:value-type="float">
            <text:p>0,43</text:p>
          </table:table-cell>
        </table:table-row>
        <table:table-row table:style-name="ro2">
          <table:table-cell office:value-type="float" office:value="1.932" calcext:value-type="float">
            <text:p>1,93</text:p>
          </table:table-cell>
          <table:table-cell table:formula="of:=2*0.68369*(1 - [.A86]*[.A86]/2.3/2.3)" office:value-type="float" office:value="0.402556672" calcext:value-type="float">
            <text:p>0,4</text:p>
          </table:table-cell>
        </table:table-row>
        <table:table-row table:style-name="ro2">
          <table:table-cell office:value-type="float" office:value="1.955" calcext:value-type="float">
            <text:p>1,96</text:p>
          </table:table-cell>
          <table:table-cell table:formula="of:=2*0.68369*(1 - [.A87]*[.A87]/2.3/2.3)" office:value-type="float" office:value="0.37944795" calcext:value-type="float">
            <text:p>0,38</text:p>
          </table:table-cell>
        </table:table-row>
        <table:table-row table:style-name="ro2">
          <table:table-cell office:value-type="float" office:value="1.978" calcext:value-type="float">
            <text:p>1,98</text:p>
          </table:table-cell>
          <table:table-cell table:formula="of:=2*0.68369*(1 - [.A88]*[.A88]/2.3/2.3)" office:value-type="float" office:value="0.356065752" calcext:value-type="float">
            <text:p>0,36</text:p>
          </table:table-cell>
        </table:table-row>
        <table:table-row table:style-name="ro2">
          <table:table-cell office:value-type="float" office:value="2.0010001" calcext:value-type="float">
            <text:p>2</text:p>
          </table:table-cell>
          <table:table-cell table:formula="of:=2*0.68369*(1 - [.A89]*[.A89]/2.3/2.3)" office:value-type="float" office:value="0.332409974554727" calcext:value-type="float">
            <text:p>0,33</text:p>
          </table:table-cell>
        </table:table-row>
        <table:table-row table:style-name="ro2">
          <table:table-cell office:value-type="float" office:value="2.0239999" calcext:value-type="float">
            <text:p>2,02</text:p>
          </table:table-cell>
          <table:table-cell table:formula="of:=2*0.68369*(1 - [.A90]*[.A90]/2.3/2.3)" office:value-type="float" office:value="0.308481032634293" calcext:value-type="float">
            <text:p>0,31</text:p>
          </table:table-cell>
        </table:table-row>
        <table:table-row table:style-name="ro2">
          <table:table-cell office:value-type="float" office:value="2.047" calcext:value-type="float">
            <text:p>2,05</text:p>
          </table:table-cell>
          <table:table-cell table:formula="of:=2*0.68369*(1 - [.A91]*[.A91]/2.3/2.3)" office:value-type="float" office:value="0.284278302" calcext:value-type="float">
            <text:p>0,28</text:p>
          </table:table-cell>
        </table:table-row>
        <table:table-row table:style-name="ro2">
          <table:table-cell office:value-type="float" office:value="2.07" calcext:value-type="float">
            <text:p>2,07</text:p>
          </table:table-cell>
          <table:table-cell table:formula="of:=2*0.68369*(1 - [.A92]*[.A92]/2.3/2.3)" office:value-type="float" office:value="0.2598022" calcext:value-type="float">
            <text:p>0,26</text:p>
          </table:table-cell>
        </table:table-row>
        <table:table-row table:style-name="ro2">
          <table:table-cell office:value-type="float" office:value="2.093" calcext:value-type="float">
            <text:p>2,09</text:p>
          </table:table-cell>
          <table:table-cell table:formula="of:=2*0.68369*(1 - [.A93]*[.A93]/2.3/2.3)" office:value-type="float" office:value="0.235052622" calcext:value-type="float">
            <text:p>0,24</text:p>
          </table:table-cell>
        </table:table-row>
        <table:table-row table:style-name="ro2">
          <table:table-cell office:value-type="float" office:value="2.1160001" calcext:value-type="float">
            <text:p>2,12</text:p>
          </table:table-cell>
          <table:table-cell table:formula="of:=2*0.68369*(1 - [.A94]*[.A94]/2.3/2.3)" office:value-type="float" office:value="0.210029458609597" calcext:value-type="float">
            <text:p>0,21</text:p>
          </table:table-cell>
        </table:table-row>
        <table:table-row table:style-name="ro2">
          <table:table-cell office:value-type="float" office:value="2.1389999" calcext:value-type="float">
            <text:p>2,14</text:p>
          </table:table-cell>
          <table:table-cell table:formula="of:=2*0.68369*(1 - [.A95]*[.A95]/2.3/2.3)" office:value-type="float" office:value="0.184733148579423" calcext:value-type="float">
            <text:p>0,18</text:p>
          </table:table-cell>
        </table:table-row>
        <table:table-row table:style-name="ro2">
          <table:table-cell office:value-type="float" office:value="2.162" calcext:value-type="float">
            <text:p>2,16</text:p>
          </table:table-cell>
          <table:table-cell table:formula="of:=2*0.68369*(1 - [.A96]*[.A96]/2.3/2.3)" office:value-type="float" office:value="0.159163032" calcext:value-type="float">
            <text:p>0,16</text:p>
          </table:table-cell>
        </table:table-row>
        <table:table-row table:style-name="ro2">
          <table:table-cell office:value-type="float" office:value="2.185" calcext:value-type="float">
            <text:p>2,19</text:p>
          </table:table-cell>
          <table:table-cell table:formula="of:=2*0.68369*(1 - [.A97]*[.A97]/2.3/2.3)" office:value-type="float" office:value="0.13331955" calcext:value-type="float">
            <text:p>0,13</text:p>
          </table:table-cell>
        </table:table-row>
        <table:table-row table:style-name="ro2">
          <table:table-cell office:value-type="float" office:value="2.208" calcext:value-type="float">
            <text:p>2,21</text:p>
          </table:table-cell>
          <table:table-cell table:formula="of:=2*0.68369*(1 - [.A98]*[.A98]/2.3/2.3)" office:value-type="float" office:value="0.107202592" calcext:value-type="float">
            <text:p>0,11</text:p>
          </table:table-cell>
        </table:table-row>
        <table:table-row table:style-name="ro2">
          <table:table-cell office:value-type="float" office:value="2.2310001" calcext:value-type="float">
            <text:p>2,23</text:p>
          </table:table-cell>
          <table:table-cell table:formula="of:=2*0.68369*(1 - [.A99]*[.A99]/2.3/2.3)" office:value-type="float" office:value="0.0808120426644666" calcext:value-type="float">
            <text:p>0,08</text:p>
          </table:table-cell>
        </table:table-row>
        <table:table-row table:style-name="ro2">
          <table:table-cell office:value-type="float" office:value="2.2539999" calcext:value-type="float">
            <text:p>2,25</text:p>
          </table:table-cell>
          <table:table-cell table:formula="of:=2*0.68369*(1 - [.A100]*[.A100]/2.3/2.3)" office:value-type="float" office:value="0.0541483645245534" calcext:value-type="float">
            <text:p>0,05</text:p>
          </table:table-cell>
        </table:table-row>
        <table:table-row table:style-name="ro2">
          <table:table-cell office:value-type="float" office:value="2.277" calcext:value-type="float">
            <text:p>2,28</text:p>
          </table:table-cell>
          <table:table-cell table:formula="of:=2*0.68369*(1 - [.A101]*[.A101]/2.3/2.3)" office:value-type="float" office:value="0.0272108619999996" calcext:value-type="float">
            <text:p>0,03</text:p>
          </table:table-cell>
        </table:table-row>
        <table:table-row table:style-name="ro2">
          <table:table-cell office:value-type="float" office:value="2.3" calcext:value-type="float">
            <text:p>2,3</text:p>
          </table:table-cell>
          <table:table-cell table:formula="of:=2*0.68369*(1 - [.A102]*[.A102]/2.3/2.3)" office:value-type="float" office:value="0" calcext:value-type="float">
            <text:p>0</text:p>
          </table:table-cell>
        </table:table-row>
      </table:table>
      <table:table table:name="graph" table:style-name="ta1" table:print="false">
        <table:shapes>
          <draw:frame draw:z-index="0" draw:style-name="gr1" svg:width="28.138cm" svg:height="14.911cm" svg:x="2.36cm" svg:y="0.102cm">
            <draw:object draw:notify-on-update-of-ranges="ANALYTICAL_SOL.A2:ANALYTICAL_SOL.A102 ANALYTICAL_SOL.B1:ANALYTICAL_SOL.B1 ANALYTICAL_SOL.B2:ANALYTICAL_SOL.B102 ANALYTICAL_SOL.C2:ANALYTICAL_SOL.C102 ANALYTICAL_SOL.D1:ANALYTICAL_SOL.D1 ANALYTICAL_SOL.D2:ANALYTICAL_SOL.D102 ANALYTICAL_SOL.C2:ANALYTICAL_SOL.C102 ANALYTICAL_SOL.D1:ANALYTICAL_SOL.D1 ANALYTICAL_SOL.D2:ANALYTICAL_SOL.D102 ANALYTICAL_SOL.A2:ANALYTICAL_SOL.A25 ANALYTICAL_SOL.B1:ANALYTICAL_SOL.B1 ANALYTICAL_SOL.B2:ANALYTICAL_SOL.B25 ANALYTICAL_SOL.A2:ANALYTICAL_SOL.A48 ANALYTICAL_SOL.B1:ANALYTICAL_SOL.B1 ANALYTICAL_SOL.B2:ANALYTICAL_SOL.B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8.138cm" svg:height="14.911cm" svg:x="2.258cm" svg:y="16.061cm">
            <draw:object draw:notify-on-update-of-ranges="ANALYTICAL_SOL.A2:ANALYTICAL_SOL.A102 ANALYTICAL_SOL.B1:ANALYTICAL_SOL.B1 ANALYTICAL_SOL.B2:ANALYTICAL_SOL.B102 ANALYTICAL_SOL.C2:ANALYTICAL_SOL.C102 ANALYTICAL_SOL.D1:ANALYTICAL_SOL.D1 ANALYTICAL_SOL.D2:ANALYTICAL_SOL.D102 ANALYTICAL_SOL.C2:ANALYTICAL_SOL.C102 ANALYTICAL_SOL.D1:ANALYTICAL_SOL.D1 ANALYTICAL_SOL.D2:ANALYTICAL_SOL.D102 ANALYTICAL_SOL.A2:ANALYTICAL_SOL.A25 ANALYTICAL_SOL.B1:ANALYTICAL_SOL.B1 ANALYTICAL_SOL.B2:ANALYTICAL_SOL.B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.00.0000</text:date>, <text:time style:data-style-name="N2" text:time-value="16:49:07.3418361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0:17</meta:creation-date>
    <dc:date>2015-07-15T16:50:57.817449122</dc:date>
    <meta:editing-duration>PT28M49S</meta:editing-duration>
    <meta:editing-cycles>8</meta:editing-cycles>
    <meta:generator>LibreOffice/4.3.5.2.0$Linux_X86_64 LibreOffice_project/430$Build-2</meta:generator>
    <meta:document-statistic meta:table-count="2" meta:cell-count="20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graphic-properties svg:stroke-width="0.025cm" svg:stroke-color="#b3b3b3" draw:fill="solid" draw:fill-color="#ffffff"/>
      <style:text-properties fo:font-size="14pt" style:font-size-asian="8pt" style:font-size-complex="8pt"/>
    </style:style>
    <style:style style:name="ch3" style:family="chart">
      <style:chart-properties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4pt" style:font-size-asian="8pt" style:font-size-complex="8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 chart:link-data-style-to-source="tru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139cm" svg:height="14.912cm" xlink:href=".." xlink:type="simple" chart:class="chart:scatter" chart:style-name="ch1">
        <chart:legend chart:legend-position="end" svg:x="19.431cm" svg:y="0.8cm" style:legend-expansion="high" chart:style-name="ch2"/>
        <chart:plot-area chart:style-name="ch3" table:cell-range-address="ANALYTICAL_SOL.A2:ANALYTICAL_SOL.B102 ANALYTICAL_SOL.B1:ANALYTICAL_SOL.B1 ANALYTICAL_SOL.D1:ANALYTICAL_SOL.D102" chart:data-source-has-labels="row" svg:x="1.616cm" svg:y="0.297cm" svg:width="25.747cm" svg:height="12.963cm">
          <chartooo:coordinate-region svg:x="2.581cm" svg:y="0.577cm" svg:width="24.424cm" svg:height="11.877cm"/>
          <chart:axis chart:dimension="x" chart:name="primary-x" chart:style-name="ch4">
            <chart:title svg:x="13.871cm" svg:y="13.558cm" chart:style-name="ch5">
              <text:p>R, m</text:p>
            </chart:title>
            <chart:grid chart:style-name="ch6" chart:class="major"/>
          </chart:axis>
          <chart:axis chart:dimension="y" chart:name="primary-y" chart:style-name="ch4">
            <chart:title svg:x="0.202cm" svg:y="8.865cm" chart:style-name="ch7">
              <text:p>Axial velocity, m/s</text:p>
            </chart:title>
            <chart:grid chart:style-name="ch6" chart:class="major"/>
          </chart:axis>
          <chart:series chart:style-name="ch8" chart:values-cell-range-address="ANALYTICAL_SOL.B2:ANALYTICAL_SOL.B102" chart:label-cell-address="ANALYTICAL_SOL.B1:ANALYTICAL_SOL.B1" chart:class="chart:scatter">
            <chart:domain table:cell-range-address="ANALYTICAL_SOL.A2:ANALYTICAL_SOL.A102"/>
            <chart:data-point chart:repeated="101"/>
          </chart:series>
          <chart:series chart:style-name="ch9" chart:values-cell-range-address="ANALYTICAL_SOL.D2:ANALYTICAL_SOL.D102" chart:label-cell-address="ANALYTICAL_SOL.D1:ANALYTICAL_SOL.D1" chart:class="chart:scatter">
            <chart:domain table:cell-range-address="ANALYTICAL_SOL.C2:ANALYTICAL_SOL.C102"/>
            <chart:data-point chart:repeated="101"/>
          </chart:series>
          <chart:series chart:style-name="ch10" chart:values-cell-range-address="ANALYTICAL_SOL.D2:ANALYTICAL_SOL.D102" chart:label-cell-address="ANALYTICAL_SOL.D1:ANALYTICAL_SOL.D1" chart:class="chart:scatter">
            <chart:domain table:cell-range-address="ANALYTICAL_SOL.C2:ANALYTICAL_SOL.C102"/>
            <chart:data-point chart:repeated="101"/>
          </chart:series>
          <chart:series chart:style-name="ch11" chart:values-cell-range-address="ANALYTICAL_SOL.B2:ANALYTICAL_SOL.B25" chart:label-cell-address="ANALYTICAL_SOL.B1:ANALYTICAL_SOL.B1" chart:class="chart:scatter">
            <chart:domain table:cell-range-address="ANALYTICAL_SOL.A2:ANALYTICAL_SOL.A25"/>
            <chart:data-point chart:repeated="24"/>
          </chart:series>
          <chart:series chart:style-name="ch12" chart:values-cell-range-address="ANALYTICAL_SOL.B2:ANALYTICAL_SOL.B48" chart:label-cell-address="ANALYTICAL_SOL.B1:ANALYTICAL_SOL.B1" chart:class="chart:scatter">
            <chart:domain table:cell-range-address="ANALYTICAL_SOL.A2:ANALYTICAL_SOL.A48"/>
            <chart:data-point chart:repeated="4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UZ, Analytica solution</text:p>
                <draw:g>
                  <svg:desc>ANALYTICAL_SOL.B1:ANALYTICAL_SOL.B1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/>
                <draw:g>
                  <svg:desc>ANALYTICAL_SOL.D1:ANALYTICAL_SOL.D1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/>
                <draw:g>
                  <svg:desc>ANALYTICAL_SOL.D1:ANALYTICAL_SOL.D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UZ, Analytica solution</text:p>
                <draw:g>
                  <svg:desc>ANALYTICAL_SOL.B1:ANALYTICAL_SOL.B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UZ, Analytica solution</text:p>
                <draw:g>
                  <svg:desc>ANALYTICAL_SOL.B1:ANALYTICAL_SO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TICAL_SOL.A2:ANALYTICAL_SOL.A102</svg:desc>
                </draw:g>
              </table:table-cell>
              <table:table-cell office:value-type="float" office:value="1.36738">
                <text:p>1.36738</text:p>
                <draw:g>
                  <svg:desc>ANALYTICAL_SOL.B2:ANALYTICAL_SOL.B102</svg:desc>
                </draw:g>
              </table:table-cell>
              <table:table-cell office:value-type="float" office:value="NaN">
                <text:p>NaN</text:p>
                <draw:g>
                  <svg:desc>ANALYTICAL_SOL.C2:ANALYTICAL_SOL.C102</svg:desc>
                </draw:g>
              </table:table-cell>
              <table:table-cell office:value-type="float" office:value="NaN">
                <text:p>NaN</text:p>
                <draw:g>
                  <svg:desc>ANALYTICAL_SOL.D2:ANALYTICAL_SOL.D102</svg:desc>
                </draw:g>
              </table:table-cell>
              <table:table-cell office:value-type="float" office:value="NaN">
                <text:p>NaN</text:p>
                <draw:g>
                  <svg:desc>ANALYTICAL_SOL.C2:ANALYTICAL_SOL.C102</svg:desc>
                </draw:g>
              </table:table-cell>
              <table:table-cell office:value-type="float" office:value="NaN">
                <text:p>NaN</text:p>
                <draw:g>
                  <svg:desc>ANALYTICAL_SOL.D2:ANALYTICAL_SOL.D102</svg:desc>
                </draw:g>
              </table:table-cell>
              <table:table-cell office:value-type="float" office:value="0">
                <text:p>0</text:p>
                <draw:g>
                  <svg:desc>ANALYTICAL_SOL.A2:ANALYTICAL_SOL.A25</svg:desc>
                </draw:g>
              </table:table-cell>
              <table:table-cell office:value-type="float" office:value="1.36738">
                <text:p>1.36738</text:p>
                <draw:g>
                  <svg:desc>ANALYTICAL_SOL.B2:ANALYTICAL_SOL.B25</svg:desc>
                </draw:g>
              </table:table-cell>
              <table:table-cell office:value-type="float" office:value="0">
                <text:p>0</text:p>
                <draw:g>
                  <svg:desc>ANALYTICAL_SOL.A2:ANALYTICAL_SOL.A48</svg:desc>
                </draw:g>
              </table:table-cell>
              <table:table-cell office:value-type="float" office:value="1.36738">
                <text:p>1.36738</text:p>
                <draw:g>
                  <svg:desc>ANALYTICAL_SOL.B2:ANALYTICAL_SOL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">
                <text:p>0.023</text:p>
              </table:table-cell>
              <table:table-cell office:value-type="float" office:value="1.367243262">
                <text:p>1.36724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">
                <text:p>0.023</text:p>
              </table:table-cell>
              <table:table-cell office:value-type="float" office:value="1.367243262">
                <text:p>1.367243262</text:p>
              </table:table-cell>
              <table:table-cell office:value-type="float" office:value="0.023">
                <text:p>0.023</text:p>
              </table:table-cell>
              <table:table-cell office:value-type="float" office:value="1.367243262">
                <text:p>1.367243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999999">
                <text:p>0.045999999</text:p>
              </table:table-cell>
              <table:table-cell office:value-type="float" office:value="1.36683304802378">
                <text:p>1.3668330480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999999">
                <text:p>0.045999999</text:p>
              </table:table-cell>
              <table:table-cell office:value-type="float" office:value="1.36683304802378">
                <text:p>1.36683304802378</text:p>
              </table:table-cell>
              <table:table-cell office:value-type="float" office:value="0.045999999">
                <text:p>0.045999999</text:p>
              </table:table-cell>
              <table:table-cell office:value-type="float" office:value="1.36683304802378">
                <text:p>1.36683304802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9000001">
                <text:p>0.069000001</text:p>
              </table:table-cell>
              <table:table-cell office:value-type="float" office:value="1.36614935796433">
                <text:p>1.3661493579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000001">
                <text:p>0.069000001</text:p>
              </table:table-cell>
              <table:table-cell office:value-type="float" office:value="1.36614935796433">
                <text:p>1.36614935796433</text:p>
              </table:table-cell>
              <table:table-cell office:value-type="float" office:value="0.069000001">
                <text:p>0.069000001</text:p>
              </table:table-cell>
              <table:table-cell office:value-type="float" office:value="1.36614935796433">
                <text:p>1.36614935796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1999998">
                <text:p>0.091999998</text:p>
              </table:table-cell>
              <table:table-cell office:value-type="float" office:value="1.36519219209512">
                <text:p>1.3651921920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999998">
                <text:p>0.091999998</text:p>
              </table:table-cell>
              <table:table-cell office:value-type="float" office:value="1.36519219209512">
                <text:p>1.36519219209512</text:p>
              </table:table-cell>
              <table:table-cell office:value-type="float" office:value="0.091999998">
                <text:p>0.091999998</text:p>
              </table:table-cell>
              <table:table-cell office:value-type="float" office:value="1.36519219209512">
                <text:p>1.36519219209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5">
                <text:p>0.115</text:p>
              </table:table-cell>
              <table:table-cell office:value-type="float" office:value="1.36396155">
                <text:p>1.3639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">
                <text:p>0.115</text:p>
              </table:table-cell>
              <table:table-cell office:value-type="float" office:value="1.36396155">
                <text:p>1.36396155</text:p>
              </table:table-cell>
              <table:table-cell office:value-type="float" office:value="0.115">
                <text:p>0.115</text:p>
              </table:table-cell>
              <table:table-cell office:value-type="float" office:value="1.36396155">
                <text:p>1.36396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8">
                <text:p>0.138</text:p>
              </table:table-cell>
              <table:table-cell office:value-type="float" office:value="1.362457432">
                <text:p>1.362457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">
                <text:p>0.138</text:p>
              </table:table-cell>
              <table:table-cell office:value-type="float" office:value="1.362457432">
                <text:p>1.362457432</text:p>
              </table:table-cell>
              <table:table-cell office:value-type="float" office:value="0.138">
                <text:p>0.138</text:p>
              </table:table-cell>
              <table:table-cell office:value-type="float" office:value="1.362457432">
                <text:p>1.362457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1">
                <text:p>0.161</text:p>
              </table:table-cell>
              <table:table-cell office:value-type="float" office:value="1.360679838">
                <text:p>1.360679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">
                <text:p>0.161</text:p>
              </table:table-cell>
              <table:table-cell office:value-type="float" office:value="1.360679838">
                <text:p>1.360679838</text:p>
              </table:table-cell>
              <table:table-cell office:value-type="float" office:value="0.161">
                <text:p>0.161</text:p>
              </table:table-cell>
              <table:table-cell office:value-type="float" office:value="1.360679838">
                <text:p>1.360679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">
                <text:p>0.184</text:p>
              </table:table-cell>
              <table:table-cell office:value-type="float" office:value="1.358628768">
                <text:p>1.358628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">
                <text:p>0.184</text:p>
              </table:table-cell>
              <table:table-cell office:value-type="float" office:value="1.358628768">
                <text:p>1.358628768</text:p>
              </table:table-cell>
              <table:table-cell office:value-type="float" office:value="0.184">
                <text:p>0.184</text:p>
              </table:table-cell>
              <table:table-cell office:value-type="float" office:value="1.358628768">
                <text:p>1.358628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700001">
                <text:p>0.20700001</text:p>
              </table:table-cell>
              <table:table-cell office:value-type="float" office:value="1.35630422092988">
                <text:p>1.3563042209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00001">
                <text:p>0.20700001</text:p>
              </table:table-cell>
              <table:table-cell office:value-type="float" office:value="1.35630422092988">
                <text:p>1.35630422092988</text:p>
              </table:table-cell>
              <table:table-cell office:value-type="float" office:value="0.20700001">
                <text:p>0.20700001</text:p>
              </table:table-cell>
              <table:table-cell office:value-type="float" office:value="1.35630422092988">
                <text:p>1.35630422092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1.3537062">
                <text:p>1.353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1.3537062">
                <text:p>1.3537062</text:p>
              </table:table-cell>
              <table:table-cell office:value-type="float" office:value="0.23">
                <text:p>0.23</text:p>
              </table:table-cell>
              <table:table-cell office:value-type="float" office:value="1.3537062">
                <text:p>1.3537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299999">
                <text:p>0.25299999</text:p>
              </table:table-cell>
              <table:table-cell office:value-type="float" office:value="1.35083470330793">
                <text:p>1.35083470330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99999">
                <text:p>0.25299999</text:p>
              </table:table-cell>
              <table:table-cell office:value-type="float" office:value="1.35083470330793">
                <text:p>1.35083470330793</text:p>
              </table:table-cell>
              <table:table-cell office:value-type="float" office:value="0.25299999">
                <text:p>0.25299999</text:p>
              </table:table-cell>
              <table:table-cell office:value-type="float" office:value="1.35083470330793">
                <text:p>1.35083470330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6">
                <text:p>0.276</text:p>
              </table:table-cell>
              <table:table-cell office:value-type="float" office:value="1.347689728">
                <text:p>1.34768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">
                <text:p>0.276</text:p>
              </table:table-cell>
              <table:table-cell office:value-type="float" office:value="1.347689728">
                <text:p>1.347689728</text:p>
              </table:table-cell>
              <table:table-cell office:value-type="float" office:value="0.276">
                <text:p>0.276</text:p>
              </table:table-cell>
              <table:table-cell office:value-type="float" office:value="1.347689728">
                <text:p>1.347689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9">
                <text:p>0.299</text:p>
              </table:table-cell>
              <table:table-cell office:value-type="float" office:value="1.344271278">
                <text:p>1.34427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">
                <text:p>0.299</text:p>
              </table:table-cell>
              <table:table-cell office:value-type="float" office:value="1.344271278">
                <text:p>1.344271278</text:p>
              </table:table-cell>
              <table:table-cell office:value-type="float" office:value="0.299">
                <text:p>0.299</text:p>
              </table:table-cell>
              <table:table-cell office:value-type="float" office:value="1.344271278">
                <text:p>1.344271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200001">
                <text:p>0.32200001</text:p>
              </table:table-cell>
              <table:table-cell office:value-type="float" office:value="1.34057935033536">
                <text:p>1.3405793503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00001">
                <text:p>0.32200001</text:p>
              </table:table-cell>
              <table:table-cell office:value-type="float" office:value="1.34057935033536">
                <text:p>1.34057935033536</text:p>
              </table:table-cell>
              <table:table-cell office:value-type="float" office:value="0.32200001">
                <text:p>0.32200001</text:p>
              </table:table-cell>
              <table:table-cell office:value-type="float" office:value="1.34057935033536">
                <text:p>1.34057935033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5">
                <text:p>0.345</text:p>
              </table:table-cell>
              <table:table-cell office:value-type="float" office:value="1.33661395">
                <text:p>1.3366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5">
                <text:p>0.345</text:p>
              </table:table-cell>
              <table:table-cell office:value-type="float" office:value="1.33661395">
                <text:p>1.33661395</text:p>
              </table:table-cell>
              <table:table-cell office:value-type="float" office:value="0.345">
                <text:p>0.345</text:p>
              </table:table-cell>
              <table:table-cell office:value-type="float" office:value="1.33661395">
                <text:p>1.33661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99999">
                <text:p>0.36799999</text:p>
              </table:table-cell>
              <table:table-cell office:value-type="float" office:value="1.33237507390244">
                <text:p>1.3323750739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99999">
                <text:p>0.36799999</text:p>
              </table:table-cell>
              <table:table-cell office:value-type="float" office:value="1.33237507390244">
                <text:p>1.33237507390244</text:p>
              </table:table-cell>
              <table:table-cell office:value-type="float" office:value="0.36799999">
                <text:p>0.36799999</text:p>
              </table:table-cell>
              <table:table-cell office:value-type="float" office:value="1.33237507390244">
                <text:p>1.33237507390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099998">
                <text:p>0.39099998</text:p>
              </table:table-cell>
              <table:table-cell office:value-type="float" office:value="1.32786272204269">
                <text:p>1.3278627220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99998">
                <text:p>0.39099998</text:p>
              </table:table-cell>
              <table:table-cell office:value-type="float" office:value="1.32786272204269">
                <text:p>1.32786272204269</text:p>
              </table:table-cell>
              <table:table-cell office:value-type="float" office:value="0.39099998">
                <text:p>0.39099998</text:p>
              </table:table-cell>
              <table:table-cell office:value-type="float" office:value="1.32786272204269">
                <text:p>1.32786272204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400002">
                <text:p>0.41400002</text:p>
              </table:table-cell>
              <table:table-cell office:value-type="float" office:value="1.32307688371951">
                <text:p>1.3230768837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00002">
                <text:p>0.41400002</text:p>
              </table:table-cell>
              <table:table-cell office:value-type="float" office:value="1.32307688371951">
                <text:p>1.32307688371951</text:p>
              </table:table-cell>
              <table:table-cell office:value-type="float" office:value="0.41400002">
                <text:p>0.41400002</text:p>
              </table:table-cell>
              <table:table-cell office:value-type="float" office:value="1.32307688371951">
                <text:p>1.32307688371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700001">
                <text:p>0.43700001</text:p>
              </table:table-cell>
              <table:table-cell office:value-type="float" office:value="1.31801757974085">
                <text:p>1.3180175797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00001">
                <text:p>0.43700001</text:p>
              </table:table-cell>
              <table:table-cell office:value-type="float" office:value="1.31801757974085">
                <text:p>1.31801757974085</text:p>
              </table:table-cell>
              <table:table-cell office:value-type="float" office:value="0.43700001">
                <text:p>0.43700001</text:p>
              </table:table-cell>
              <table:table-cell office:value-type="float" office:value="1.31801757974085">
                <text:p>1.31801757974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">
                <text:p>0.46</text:p>
              </table:table-cell>
              <table:table-cell office:value-type="float" office:value="1.3126848">
                <text:p>1.312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1.3126848">
                <text:p>1.3126848</text:p>
              </table:table-cell>
              <table:table-cell office:value-type="float" office:value="0.46">
                <text:p>0.46</text:p>
              </table:table-cell>
              <table:table-cell office:value-type="float" office:value="1.3126848">
                <text:p>1.3126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299999">
                <text:p>0.48299999</text:p>
              </table:table-cell>
              <table:table-cell office:value-type="float" office:value="1.30707854449695">
                <text:p>1.30707854449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99999">
                <text:p>0.48299999</text:p>
              </table:table-cell>
              <table:table-cell office:value-type="float" office:value="1.30707854449695">
                <text:p>1.30707854449695</text:p>
              </table:table-cell>
              <table:table-cell office:value-type="float" office:value="0.48299999">
                <text:p>0.48299999</text:p>
              </table:table-cell>
              <table:table-cell office:value-type="float" office:value="1.30707854449695">
                <text:p>1.30707854449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599998">
                <text:p>0.50599998</text:p>
              </table:table-cell>
              <table:table-cell office:value-type="float" office:value="1.30119881323171">
                <text:p>1.3011988132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99998">
                <text:p>0.50599998</text:p>
              </table:table-cell>
              <table:table-cell office:value-type="float" office:value="1.30119881323171">
                <text:p>1.30119881323171</text:p>
              </table:table-cell>
              <table:table-cell office:value-type="float" office:value="0.50599998">
                <text:p>0.50599998</text:p>
              </table:table-cell>
              <table:table-cell office:value-type="float" office:value="1.30119881323171">
                <text:p>1.30119881323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900002">
                <text:p>0.52900002</text:p>
              </table:table-cell>
              <table:table-cell office:value-type="float" office:value="1.29504559253048">
                <text:p>1.2950455925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00002">
                <text:p>0.52900002</text:p>
              </table:table-cell>
              <table:table-cell office:value-type="float" office:value="1.29504559253048">
                <text:p>1.29504559253048</text:p>
              </table:table-cell>
              <table:table-cell office:value-type="float" office:value="0.52900002">
                <text:p>0.52900002</text:p>
              </table:table-cell>
              <table:table-cell office:value-type="float" office:value="1.29504559253048">
                <text:p>1.29504559253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200001">
                <text:p>0.55200001</text:p>
              </table:table-cell>
              <table:table-cell office:value-type="float" office:value="1.28861890914634">
                <text:p>1.2886189091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00001">
                <text:p>0.55200001</text:p>
              </table:table-cell>
              <table:table-cell office:value-type="float" office:value="1.28861890914634">
                <text:p>1.28861890914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5">
                <text:p>0.575</text:p>
              </table:table-cell>
              <table:table-cell office:value-type="float" office:value="1.28191875">
                <text:p>1.2819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">
                <text:p>0.575</text:p>
              </table:table-cell>
              <table:table-cell office:value-type="float" office:value="1.28191875">
                <text:p>1.2819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799999">
                <text:p>0.59799999</text:p>
              </table:table-cell>
              <table:table-cell office:value-type="float" office:value="1.27494511509147">
                <text:p>1.2749451150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799999">
                <text:p>0.59799999</text:p>
              </table:table-cell>
              <table:table-cell office:value-type="float" office:value="1.27494511509147">
                <text:p>1.27494511509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099998">
                <text:p>0.62099998</text:p>
              </table:table-cell>
              <table:table-cell office:value-type="float" office:value="1.26769800442074">
                <text:p>1.2676980044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99998">
                <text:p>0.62099998</text:p>
              </table:table-cell>
              <table:table-cell office:value-type="float" office:value="1.26769800442074">
                <text:p>1.26769800442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400002">
                <text:p>0.64400002</text:p>
              </table:table-cell>
              <table:table-cell office:value-type="float" office:value="1.26017740134145">
                <text:p>1.26017740134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400002">
                <text:p>0.64400002</text:p>
              </table:table-cell>
              <table:table-cell office:value-type="float" office:value="1.26017740134145">
                <text:p>1.26017740134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699997">
                <text:p>0.66699997</text:p>
              </table:table-cell>
              <table:table-cell office:value-type="float" office:value="1.25238335234453">
                <text:p>1.2523833523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99997">
                <text:p>0.66699997</text:p>
              </table:table-cell>
              <table:table-cell office:value-type="float" office:value="1.25238335234453">
                <text:p>1.252383352344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">
                <text:p>0.69</text:p>
              </table:table-cell>
              <table:table-cell office:value-type="float" office:value="1.2443158">
                <text:p>1.244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">
                <text:p>0.69</text:p>
              </table:table-cell>
              <table:table-cell office:value-type="float" office:value="1.2443158">
                <text:p>1.24431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300003">
                <text:p>0.71300003</text:p>
              </table:table-cell>
              <table:table-cell office:value-type="float" office:value="1.23597477094206">
                <text:p>1.23597477094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300003">
                <text:p>0.71300003</text:p>
              </table:table-cell>
              <table:table-cell office:value-type="float" office:value="1.23597477094206">
                <text:p>1.23597477094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599998">
                <text:p>0.73599998</text:p>
              </table:table-cell>
              <table:table-cell office:value-type="float" office:value="1.22736029560977">
                <text:p>1.2273602956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599998">
                <text:p>0.73599998</text:p>
              </table:table-cell>
              <table:table-cell office:value-type="float" office:value="1.22736029560977">
                <text:p>1.22736029560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900002">
                <text:p>0.75900002</text:p>
              </table:table-cell>
              <table:table-cell office:value-type="float" office:value="1.21847231015243">
                <text:p>1.21847231015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900002">
                <text:p>0.75900002</text:p>
              </table:table-cell>
              <table:table-cell office:value-type="float" office:value="1.21847231015243">
                <text:p>1.21847231015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199997">
                <text:p>0.78199997</text:p>
              </table:table-cell>
              <table:table-cell office:value-type="float" office:value="1.20931088412807">
                <text:p>1.2093108841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199997">
                <text:p>0.78199997</text:p>
              </table:table-cell>
              <table:table-cell office:value-type="float" office:value="1.20931088412807">
                <text:p>1.209310884128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5">
                <text:p>0.805</text:p>
              </table:table-cell>
              <table:table-cell office:value-type="float" office:value="1.19987595">
                <text:p>1.1998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5">
                <text:p>0.805</text:p>
              </table:table-cell>
              <table:table-cell office:value-type="float" office:value="1.19987595">
                <text:p>1.19987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2800003">
                <text:p>0.82800003</text:p>
              </table:table-cell>
              <table:table-cell office:value-type="float" office:value="1.19016753915852">
                <text:p>1.19016753915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800003">
                <text:p>0.82800003</text:p>
              </table:table-cell>
              <table:table-cell office:value-type="float" office:value="1.19016753915852">
                <text:p>1.19016753915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099998">
                <text:p>0.85099998</text:p>
              </table:table-cell>
              <table:table-cell office:value-type="float" office:value="1.18018568679879">
                <text:p>1.180185686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099998">
                <text:p>0.85099998</text:p>
              </table:table-cell>
              <table:table-cell office:value-type="float" office:value="1.18018568679879">
                <text:p>1.18018568679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400002">
                <text:p>0.87400002</text:p>
              </table:table-cell>
              <table:table-cell office:value-type="float" office:value="1.1699303189634">
                <text:p>1.169930318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00002">
                <text:p>0.87400002</text:p>
              </table:table-cell>
              <table:table-cell office:value-type="float" office:value="1.1699303189634">
                <text:p>1.16993031896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9699997">
                <text:p>0.89699997</text:p>
              </table:table-cell>
              <table:table-cell office:value-type="float" office:value="1.15940151591161">
                <text:p>1.1594015159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99997">
                <text:p>0.89699997</text:p>
              </table:table-cell>
              <table:table-cell office:value-type="float" office:value="1.15940151591161">
                <text:p>1.15940151591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">
                <text:p>0.92</text:p>
              </table:table-cell>
              <table:table-cell office:value-type="float" office:value="1.1485992">
                <text:p>1.1485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">
                <text:p>0.92</text:p>
              </table:table-cell>
              <table:table-cell office:value-type="float" office:value="1.1485992">
                <text:p>1.14859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4300003">
                <text:p>0.94300003</text:p>
              </table:table-cell>
              <table:table-cell office:value-type="float" office:value="1.13752340737498">
                <text:p>1.1375234073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300003">
                <text:p>0.94300003</text:p>
              </table:table-cell>
              <table:table-cell office:value-type="float" office:value="1.13752340737498">
                <text:p>1.137523407374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599998">
                <text:p>0.96599998</text:p>
              </table:table-cell>
              <table:table-cell office:value-type="float" office:value="1.12617417798782">
                <text:p>1.12617417798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599998">
                <text:p>0.96599998</text:p>
              </table:table-cell>
              <table:table-cell office:value-type="float" office:value="1.12617417798782">
                <text:p>1.126174177987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900002">
                <text:p>0.98900002</text:p>
              </table:table-cell>
              <table:table-cell office:value-type="float" office:value="1.11455142777438">
                <text:p>1.1145514277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8900002">
                <text:p>0.98900002</text:p>
              </table:table-cell>
              <table:table-cell office:value-type="float" office:value="1.11455142777438">
                <text:p>1.114551427774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2">
                <text:p>1.012</text:p>
              </table:table-cell>
              <table:table-cell office:value-type="float" office:value="1.102655232">
                <text:p>1.102655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12">
                <text:p>1.012</text:p>
              </table:table-cell>
              <table:table-cell office:value-type="float" office:value="1.102655232">
                <text:p>1.1026552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35">
                <text:p>1.035</text:p>
              </table:table-cell>
              <table:table-cell office:value-type="float" office:value="1.09048555">
                <text:p>1.0904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5">
                <text:p>1.035</text:p>
              </table:table-cell>
              <table:table-cell office:value-type="float" office:value="1.09048555">
                <text:p>1.090485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58">
                <text:p>1.058</text:p>
              </table:table-cell>
              <table:table-cell office:value-type="float" office:value="1.078042392">
                <text:p>1.07804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8">
                <text:p>1.058</text:p>
              </table:table-cell>
              <table:table-cell office:value-type="float" office:value="1.078042392">
                <text:p>1.078042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1">
                <text:p>1.081</text:p>
              </table:table-cell>
              <table:table-cell office:value-type="float" office:value="1.065325758">
                <text:p>1.06532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04">
                <text:p>1.104</text:p>
              </table:table-cell>
              <table:table-cell office:value-type="float" office:value="1.052335648">
                <text:p>1.05233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7">
                <text:p>1.127</text:p>
              </table:table-cell>
              <table:table-cell office:value-type="float" office:value="1.039072062">
                <text:p>1.03907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5">
                <text:p>1.15</text:p>
              </table:table-cell>
              <table:table-cell office:value-type="float" office:value="1.025535">
                <text:p>1.0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73">
                <text:p>1.173</text:p>
              </table:table-cell>
              <table:table-cell office:value-type="float" office:value="1.011724462">
                <text:p>1.01172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96">
                <text:p>1.196</text:p>
              </table:table-cell>
              <table:table-cell office:value-type="float" office:value="0.997640448">
                <text:p>0.99764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19">
                <text:p>1.219</text:p>
              </table:table-cell>
              <table:table-cell office:value-type="float" office:value="0.983282958">
                <text:p>0.98328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42">
                <text:p>1.242</text:p>
              </table:table-cell>
              <table:table-cell office:value-type="float" office:value="0.968651992">
                <text:p>0.96865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65">
                <text:p>1.265</text:p>
              </table:table-cell>
              <table:table-cell office:value-type="float" office:value="0.95374755">
                <text:p>0.9537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88">
                <text:p>1.288</text:p>
              </table:table-cell>
              <table:table-cell office:value-type="float" office:value="0.938569632">
                <text:p>0.93856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110001">
                <text:p>1.3110001</text:p>
              </table:table-cell>
              <table:table-cell office:value-type="float" office:value="0.92311817022551">
                <text:p>0.9231181702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339999">
                <text:p>1.3339999</text:p>
              </table:table-cell>
              <table:table-cell office:value-type="float" office:value="0.90739343696351">
                <text:p>0.9073934369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57">
                <text:p>1.357</text:p>
              </table:table-cell>
              <table:table-cell office:value-type="float" office:value="0.891395022">
                <text:p>0.89139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8">
                <text:p>1.38</text:p>
              </table:table-cell>
              <table:table-cell office:value-type="float" office:value="0.8751232">
                <text:p>0.875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03">
                <text:p>1.403</text:p>
              </table:table-cell>
              <table:table-cell office:value-type="float" office:value="0.858577902">
                <text:p>0.85857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260001">
                <text:p>1.4260001</text:p>
              </table:table-cell>
              <table:table-cell office:value-type="float" office:value="0.84175905428038">
                <text:p>0.8417590542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489999">
                <text:p>1.4489999</text:p>
              </table:table-cell>
              <table:table-cell office:value-type="float" office:value="0.824666952908641">
                <text:p>0.82466695290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72">
                <text:p>1.472</text:p>
              </table:table-cell>
              <table:table-cell office:value-type="float" office:value="0.807301152">
                <text:p>0.80730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5">
                <text:p>1.495</text:p>
              </table:table-cell>
              <table:table-cell office:value-type="float" office:value="0.78966195">
                <text:p>0.78966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18">
                <text:p>1.518</text:p>
              </table:table-cell>
              <table:table-cell office:value-type="float" office:value="0.771749272">
                <text:p>0.77174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410001">
                <text:p>1.5410001</text:p>
              </table:table-cell>
              <table:table-cell office:value-type="float" office:value="0.75356303833525">
                <text:p>0.7535630383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639999">
                <text:p>1.5639999</text:p>
              </table:table-cell>
              <table:table-cell office:value-type="float" office:value="0.735103568853771">
                <text:p>0.73510356885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87">
                <text:p>1.587</text:p>
              </table:table-cell>
              <table:table-cell office:value-type="float" office:value="0.716370382">
                <text:p>0.716370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1">
                <text:p>1.61</text:p>
              </table:table-cell>
              <table:table-cell office:value-type="float" office:value="0.6973638">
                <text:p>0.697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33">
                <text:p>1.633</text:p>
              </table:table-cell>
              <table:table-cell office:value-type="float" office:value="0.678083742">
                <text:p>0.67808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560001">
                <text:p>1.6560001</text:p>
              </table:table-cell>
              <table:table-cell office:value-type="float" office:value="0.658530122390119">
                <text:p>0.65853012239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789999">
                <text:p>1.6789999</text:p>
              </table:table-cell>
              <table:table-cell office:value-type="float" office:value="0.638703284798902">
                <text:p>0.638703284798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02">
                <text:p>1.702</text:p>
              </table:table-cell>
              <table:table-cell office:value-type="float" office:value="0.618602712">
                <text:p>0.61860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25">
                <text:p>1.725</text:p>
              </table:table-cell>
              <table:table-cell office:value-type="float" office:value="0.59822875">
                <text:p>0.5982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48">
                <text:p>1.748</text:p>
              </table:table-cell>
              <table:table-cell office:value-type="float" office:value="0.577581312">
                <text:p>0.57758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710001">
                <text:p>1.7710001</text:p>
              </table:table-cell>
              <table:table-cell office:value-type="float" office:value="0.556660306444989">
                <text:p>0.556660306444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939999">
                <text:p>1.7939999</text:p>
              </table:table-cell>
              <table:table-cell office:value-type="float" office:value="0.535466100744032">
                <text:p>0.535466100744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17">
                <text:p>1.817</text:p>
              </table:table-cell>
              <table:table-cell office:value-type="float" office:value="0.513998142">
                <text:p>0.51399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4">
                <text:p>1.84</text:p>
              </table:table-cell>
              <table:table-cell office:value-type="float" office:value="0.4922568">
                <text:p>0.492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63">
                <text:p>1.863</text:p>
              </table:table-cell>
              <table:table-cell office:value-type="float" office:value="0.470241982">
                <text:p>0.47024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860001">
                <text:p>1.8860001</text:p>
              </table:table-cell>
              <table:table-cell office:value-type="float" office:value="0.447953590499858">
                <text:p>0.44795359049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089999">
                <text:p>1.9089999</text:p>
              </table:table-cell>
              <table:table-cell office:value-type="float" office:value="0.425392016689162">
                <text:p>0.42539201668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32">
                <text:p>1.932</text:p>
              </table:table-cell>
              <table:table-cell office:value-type="float" office:value="0.402556672">
                <text:p>0.40255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55">
                <text:p>1.955</text:p>
              </table:table-cell>
              <table:table-cell office:value-type="float" office:value="0.37944795">
                <text:p>0.37944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78">
                <text:p>1.978</text:p>
              </table:table-cell>
              <table:table-cell office:value-type="float" office:value="0.356065752">
                <text:p>0.35606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010001">
                <text:p>2.0010001</text:p>
              </table:table-cell>
              <table:table-cell office:value-type="float" office:value="0.332409974554727">
                <text:p>0.33240997455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239999">
                <text:p>2.0239999</text:p>
              </table:table-cell>
              <table:table-cell office:value-type="float" office:value="0.308481032634293">
                <text:p>0.308481032634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47">
                <text:p>2.047</text:p>
              </table:table-cell>
              <table:table-cell office:value-type="float" office:value="0.284278302">
                <text:p>0.28427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7">
                <text:p>2.07</text:p>
              </table:table-cell>
              <table:table-cell office:value-type="float" office:value="0.2598022">
                <text:p>0.259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93">
                <text:p>2.093</text:p>
              </table:table-cell>
              <table:table-cell office:value-type="float" office:value="0.235052622">
                <text:p>0.23505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160001">
                <text:p>2.1160001</text:p>
              </table:table-cell>
              <table:table-cell office:value-type="float" office:value="0.210029458609597">
                <text:p>0.210029458609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389999">
                <text:p>2.1389999</text:p>
              </table:table-cell>
              <table:table-cell office:value-type="float" office:value="0.184733148579423">
                <text:p>0.18473314857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62">
                <text:p>2.162</text:p>
              </table:table-cell>
              <table:table-cell office:value-type="float" office:value="0.159163032">
                <text:p>0.15916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85">
                <text:p>2.185</text:p>
              </table:table-cell>
              <table:table-cell office:value-type="float" office:value="0.13331955">
                <text:p>0.1333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08">
                <text:p>2.208</text:p>
              </table:table-cell>
              <table:table-cell office:value-type="float" office:value="0.107202592">
                <text:p>0.10720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310001">
                <text:p>2.2310001</text:p>
              </table:table-cell>
              <table:table-cell office:value-type="float" office:value="0.0808120426644666">
                <text:p>0.080812042664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539999">
                <text:p>2.2539999</text:p>
              </table:table-cell>
              <table:table-cell office:value-type="float" office:value="0.0541483645245534">
                <text:p>0.054148364524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77">
                <text:p>2.277</text:p>
              </table:table-cell>
              <table:table-cell office:value-type="float" office:value="0.0272108619999996">
                <text:p>0.027210861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graphic-properties svg:stroke-width="0.025cm" svg:stroke-color="#b3b3b3" draw:fill="solid" draw:fill-color="#ffffff"/>
      <style:text-properties fo:font-size="14pt" style:font-size-asian="8pt" style:font-size-complex="8pt"/>
    </style:style>
    <style:style style:name="ch3" style:family="chart">
      <style:chart-properties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4pt" style:font-size-asian="8pt" style:font-size-complex="8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 chart:link-data-style-to-source="tru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39cm" svg:height="14.912cm" xlink:href=".." xlink:type="simple" chart:class="chart:scatter" chart:style-name="ch1">
        <chart:legend chart:legend-position="end" svg:x="19.431cm" svg:y="0.8cm" style:legend-expansion="high" chart:style-name="ch2"/>
        <chart:plot-area chart:style-name="ch3" table:cell-range-address="ANALYTICAL_SOL.A2:ANALYTICAL_SOL.B102 ANALYTICAL_SOL.B1:ANALYTICAL_SOL.B1 ANALYTICAL_SOL.D1:ANALYTICAL_SOL.D102" chart:data-source-has-labels="row" svg:x="1.616cm" svg:y="0.297cm" svg:width="25.747cm" svg:height="12.963cm">
          <chartooo:coordinate-region svg:x="2.581cm" svg:y="0.577cm" svg:width="24.424cm" svg:height="11.877cm"/>
          <chart:axis chart:dimension="x" chart:name="primary-x" chart:style-name="ch4">
            <chart:title svg:x="13.871cm" svg:y="13.558cm" chart:style-name="ch5">
              <text:p>R, m</text:p>
            </chart:title>
            <chart:grid chart:style-name="ch6" chart:class="major"/>
          </chart:axis>
          <chart:axis chart:dimension="y" chart:name="primary-y" chart:style-name="ch4">
            <chart:title svg:x="0.202cm" svg:y="8.865cm" chart:style-name="ch7">
              <text:p>Axial velocity, m/s</text:p>
            </chart:title>
            <chart:grid chart:style-name="ch6" chart:class="major"/>
          </chart:axis>
          <chart:series chart:style-name="ch8" chart:values-cell-range-address="ANALYTICAL_SOL.B2:ANALYTICAL_SOL.B102" chart:label-cell-address="ANALYTICAL_SOL.B1:ANALYTICAL_SOL.B1" chart:class="chart:scatter">
            <chart:domain table:cell-range-address="ANALYTICAL_SOL.A2:ANALYTICAL_SOL.A102"/>
            <chart:data-point chart:repeated="101"/>
          </chart:series>
          <chart:series chart:style-name="ch9" chart:values-cell-range-address="ANALYTICAL_SOL.D2:ANALYTICAL_SOL.D102" chart:label-cell-address="ANALYTICAL_SOL.D1:ANALYTICAL_SOL.D1" chart:class="chart:scatter">
            <chart:domain table:cell-range-address="ANALYTICAL_SOL.C2:ANALYTICAL_SOL.C102"/>
            <chart:data-point chart:repeated="101"/>
          </chart:series>
          <chart:series chart:style-name="ch10" chart:values-cell-range-address="ANALYTICAL_SOL.D2:ANALYTICAL_SOL.D102" chart:label-cell-address="ANALYTICAL_SOL.D1:ANALYTICAL_SOL.D1" chart:class="chart:scatter">
            <chart:domain table:cell-range-address="ANALYTICAL_SOL.C2:ANALYTICAL_SOL.C102"/>
            <chart:data-point chart:repeated="101"/>
          </chart:series>
          <chart:series chart:style-name="ch11" chart:values-cell-range-address="ANALYTICAL_SOL.B2:ANALYTICAL_SOL.B25" chart:label-cell-address="ANALYTICAL_SOL.B1:ANALYTICAL_SOL.B1" chart:class="chart:scatter">
            <chart:domain table:cell-range-address="ANALYTICAL_SOL.A2:ANALYTICAL_SOL.A25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UZ, Analytica solution</text:p>
                <draw:g>
                  <svg:desc>ANALYTICAL_SOL.B1:ANALYTICAL_SOL.B1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/>
                <draw:g>
                  <svg:desc>ANALYTICAL_SOL.D1:ANALYTICAL_SOL.D1</svg:desc>
                </draw:g>
              </table:table-cell>
              <table:table-cell office:value-type="string">
                <text:p>Столбец C</text:p>
              </table:table-cell>
              <table:table-cell office:value-type="string">
                <text:p/>
                <draw:g>
                  <svg:desc>ANALYTICAL_SOL.D1:ANALYTICAL_SOL.D1</svg:desc>
                </draw:g>
              </table:table-cell>
              <table:table-cell office:value-type="string">
                <text:p>Столбец A</text:p>
              </table:table-cell>
              <table:table-cell office:value-type="string">
                <text:p>UZ, Analytica solution</text:p>
                <draw:g>
                  <svg:desc>ANALYTICAL_SOL.B1:ANALYTICAL_SO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NALYTICAL_SOL.A2:ANALYTICAL_SOL.A102</svg:desc>
                </draw:g>
              </table:table-cell>
              <table:table-cell office:value-type="float" office:value="1.36738">
                <text:p>1.36738</text:p>
                <draw:g>
                  <svg:desc>ANALYTICAL_SOL.B2:ANALYTICAL_SOL.B102</svg:desc>
                </draw:g>
              </table:table-cell>
              <table:table-cell office:value-type="float" office:value="NaN">
                <text:p>NaN</text:p>
                <draw:g>
                  <svg:desc>ANALYTICAL_SOL.C2:ANALYTICAL_SOL.C102</svg:desc>
                </draw:g>
              </table:table-cell>
              <table:table-cell office:value-type="float" office:value="NaN">
                <text:p>NaN</text:p>
                <draw:g>
                  <svg:desc>ANALYTICAL_SOL.D2:ANALYTICAL_SOL.D102</svg:desc>
                </draw:g>
              </table:table-cell>
              <table:table-cell office:value-type="float" office:value="NaN">
                <text:p>NaN</text:p>
                <draw:g>
                  <svg:desc>ANALYTICAL_SOL.C2:ANALYTICAL_SOL.C102</svg:desc>
                </draw:g>
              </table:table-cell>
              <table:table-cell office:value-type="float" office:value="NaN">
                <text:p>NaN</text:p>
                <draw:g>
                  <svg:desc>ANALYTICAL_SOL.D2:ANALYTICAL_SOL.D102</svg:desc>
                </draw:g>
              </table:table-cell>
              <table:table-cell office:value-type="float" office:value="0">
                <text:p>0</text:p>
                <draw:g>
                  <svg:desc>ANALYTICAL_SOL.A2:ANALYTICAL_SOL.A25</svg:desc>
                </draw:g>
              </table:table-cell>
              <table:table-cell office:value-type="float" office:value="1.36738">
                <text:p>1.36738</text:p>
                <draw:g>
                  <svg:desc>ANALYTICAL_SOL.B2:ANALYTICAL_SOL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">
                <text:p>0.023</text:p>
              </table:table-cell>
              <table:table-cell office:value-type="float" office:value="1.367243262">
                <text:p>1.367243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">
                <text:p>0.023</text:p>
              </table:table-cell>
              <table:table-cell office:value-type="float" office:value="1.367243262">
                <text:p>1.367243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999999">
                <text:p>0.045999999</text:p>
              </table:table-cell>
              <table:table-cell office:value-type="float" office:value="1.36683304802378">
                <text:p>1.3668330480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999999">
                <text:p>0.045999999</text:p>
              </table:table-cell>
              <table:table-cell office:value-type="float" office:value="1.36683304802378">
                <text:p>1.36683304802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9000001">
                <text:p>0.069000001</text:p>
              </table:table-cell>
              <table:table-cell office:value-type="float" office:value="1.36614935796433">
                <text:p>1.3661493579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000001">
                <text:p>0.069000001</text:p>
              </table:table-cell>
              <table:table-cell office:value-type="float" office:value="1.36614935796433">
                <text:p>1.36614935796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1999998">
                <text:p>0.091999998</text:p>
              </table:table-cell>
              <table:table-cell office:value-type="float" office:value="1.36519219209512">
                <text:p>1.36519219209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999998">
                <text:p>0.091999998</text:p>
              </table:table-cell>
              <table:table-cell office:value-type="float" office:value="1.36519219209512">
                <text:p>1.36519219209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5">
                <text:p>0.115</text:p>
              </table:table-cell>
              <table:table-cell office:value-type="float" office:value="1.36396155">
                <text:p>1.36396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">
                <text:p>0.115</text:p>
              </table:table-cell>
              <table:table-cell office:value-type="float" office:value="1.36396155">
                <text:p>1.36396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8">
                <text:p>0.138</text:p>
              </table:table-cell>
              <table:table-cell office:value-type="float" office:value="1.362457432">
                <text:p>1.362457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">
                <text:p>0.138</text:p>
              </table:table-cell>
              <table:table-cell office:value-type="float" office:value="1.362457432">
                <text:p>1.362457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1">
                <text:p>0.161</text:p>
              </table:table-cell>
              <table:table-cell office:value-type="float" office:value="1.360679838">
                <text:p>1.360679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">
                <text:p>0.161</text:p>
              </table:table-cell>
              <table:table-cell office:value-type="float" office:value="1.360679838">
                <text:p>1.360679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">
                <text:p>0.184</text:p>
              </table:table-cell>
              <table:table-cell office:value-type="float" office:value="1.358628768">
                <text:p>1.358628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">
                <text:p>0.184</text:p>
              </table:table-cell>
              <table:table-cell office:value-type="float" office:value="1.358628768">
                <text:p>1.358628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700001">
                <text:p>0.20700001</text:p>
              </table:table-cell>
              <table:table-cell office:value-type="float" office:value="1.35630422092988">
                <text:p>1.3563042209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00001">
                <text:p>0.20700001</text:p>
              </table:table-cell>
              <table:table-cell office:value-type="float" office:value="1.35630422092988">
                <text:p>1.356304220929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1.3537062">
                <text:p>1.3537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">
                <text:p>0.23</text:p>
              </table:table-cell>
              <table:table-cell office:value-type="float" office:value="1.3537062">
                <text:p>1.3537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299999">
                <text:p>0.25299999</text:p>
              </table:table-cell>
              <table:table-cell office:value-type="float" office:value="1.35083470330793">
                <text:p>1.35083470330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299999">
                <text:p>0.25299999</text:p>
              </table:table-cell>
              <table:table-cell office:value-type="float" office:value="1.35083470330793">
                <text:p>1.350834703307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6">
                <text:p>0.276</text:p>
              </table:table-cell>
              <table:table-cell office:value-type="float" office:value="1.347689728">
                <text:p>1.347689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">
                <text:p>0.276</text:p>
              </table:table-cell>
              <table:table-cell office:value-type="float" office:value="1.347689728">
                <text:p>1.347689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9">
                <text:p>0.299</text:p>
              </table:table-cell>
              <table:table-cell office:value-type="float" office:value="1.344271278">
                <text:p>1.34427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">
                <text:p>0.299</text:p>
              </table:table-cell>
              <table:table-cell office:value-type="float" office:value="1.344271278">
                <text:p>1.344271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200001">
                <text:p>0.32200001</text:p>
              </table:table-cell>
              <table:table-cell office:value-type="float" office:value="1.34057935033536">
                <text:p>1.34057935033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00001">
                <text:p>0.32200001</text:p>
              </table:table-cell>
              <table:table-cell office:value-type="float" office:value="1.34057935033536">
                <text:p>1.34057935033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5">
                <text:p>0.345</text:p>
              </table:table-cell>
              <table:table-cell office:value-type="float" office:value="1.33661395">
                <text:p>1.3366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5">
                <text:p>0.345</text:p>
              </table:table-cell>
              <table:table-cell office:value-type="float" office:value="1.33661395">
                <text:p>1.336613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99999">
                <text:p>0.36799999</text:p>
              </table:table-cell>
              <table:table-cell office:value-type="float" office:value="1.33237507390244">
                <text:p>1.3323750739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99999">
                <text:p>0.36799999</text:p>
              </table:table-cell>
              <table:table-cell office:value-type="float" office:value="1.33237507390244">
                <text:p>1.33237507390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099998">
                <text:p>0.39099998</text:p>
              </table:table-cell>
              <table:table-cell office:value-type="float" office:value="1.32786272204269">
                <text:p>1.3278627220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99998">
                <text:p>0.39099998</text:p>
              </table:table-cell>
              <table:table-cell office:value-type="float" office:value="1.32786272204269">
                <text:p>1.327862722042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400002">
                <text:p>0.41400002</text:p>
              </table:table-cell>
              <table:table-cell office:value-type="float" office:value="1.32307688371951">
                <text:p>1.32307688371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00002">
                <text:p>0.41400002</text:p>
              </table:table-cell>
              <table:table-cell office:value-type="float" office:value="1.32307688371951">
                <text:p>1.32307688371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3700001">
                <text:p>0.43700001</text:p>
              </table:table-cell>
              <table:table-cell office:value-type="float" office:value="1.31801757974085">
                <text:p>1.31801757974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00001">
                <text:p>0.43700001</text:p>
              </table:table-cell>
              <table:table-cell office:value-type="float" office:value="1.31801757974085">
                <text:p>1.31801757974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">
                <text:p>0.46</text:p>
              </table:table-cell>
              <table:table-cell office:value-type="float" office:value="1.3126848">
                <text:p>1.312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1.3126848">
                <text:p>1.3126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299999">
                <text:p>0.48299999</text:p>
              </table:table-cell>
              <table:table-cell office:value-type="float" office:value="1.30707854449695">
                <text:p>1.30707854449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99999">
                <text:p>0.48299999</text:p>
              </table:table-cell>
              <table:table-cell office:value-type="float" office:value="1.30707854449695">
                <text:p>1.30707854449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0599998">
                <text:p>0.50599998</text:p>
              </table:table-cell>
              <table:table-cell office:value-type="float" office:value="1.30119881323171">
                <text:p>1.3011988132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99998">
                <text:p>0.50599998</text:p>
              </table:table-cell>
              <table:table-cell office:value-type="float" office:value="1.30119881323171">
                <text:p>1.30119881323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900002">
                <text:p>0.52900002</text:p>
              </table:table-cell>
              <table:table-cell office:value-type="float" office:value="1.29504559253048">
                <text:p>1.2950455925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00002">
                <text:p>0.52900002</text:p>
              </table:table-cell>
              <table:table-cell office:value-type="float" office:value="1.29504559253048">
                <text:p>1.29504559253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200001">
                <text:p>0.55200001</text:p>
              </table:table-cell>
              <table:table-cell office:value-type="float" office:value="1.28861890914634">
                <text:p>1.28861890914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75">
                <text:p>0.575</text:p>
              </table:table-cell>
              <table:table-cell office:value-type="float" office:value="1.28191875">
                <text:p>1.2819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799999">
                <text:p>0.59799999</text:p>
              </table:table-cell>
              <table:table-cell office:value-type="float" office:value="1.27494511509147">
                <text:p>1.27494511509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099998">
                <text:p>0.62099998</text:p>
              </table:table-cell>
              <table:table-cell office:value-type="float" office:value="1.26769800442074">
                <text:p>1.26769800442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4400002">
                <text:p>0.64400002</text:p>
              </table:table-cell>
              <table:table-cell office:value-type="float" office:value="1.26017740134145">
                <text:p>1.26017740134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6699997">
                <text:p>0.66699997</text:p>
              </table:table-cell>
              <table:table-cell office:value-type="float" office:value="1.25238335234453">
                <text:p>1.2523833523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9">
                <text:p>0.69</text:p>
              </table:table-cell>
              <table:table-cell office:value-type="float" office:value="1.2443158">
                <text:p>1.244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1300003">
                <text:p>0.71300003</text:p>
              </table:table-cell>
              <table:table-cell office:value-type="float" office:value="1.23597477094206">
                <text:p>1.23597477094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3599998">
                <text:p>0.73599998</text:p>
              </table:table-cell>
              <table:table-cell office:value-type="float" office:value="1.22736029560977">
                <text:p>1.2273602956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5900002">
                <text:p>0.75900002</text:p>
              </table:table-cell>
              <table:table-cell office:value-type="float" office:value="1.21847231015243">
                <text:p>1.21847231015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199997">
                <text:p>0.78199997</text:p>
              </table:table-cell>
              <table:table-cell office:value-type="float" office:value="1.20931088412807">
                <text:p>1.20931088412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5">
                <text:p>0.805</text:p>
              </table:table-cell>
              <table:table-cell office:value-type="float" office:value="1.19987595">
                <text:p>1.19987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2800003">
                <text:p>0.82800003</text:p>
              </table:table-cell>
              <table:table-cell office:value-type="float" office:value="1.19016753915852">
                <text:p>1.19016753915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099998">
                <text:p>0.85099998</text:p>
              </table:table-cell>
              <table:table-cell office:value-type="float" office:value="1.18018568679879">
                <text:p>1.180185686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400002">
                <text:p>0.87400002</text:p>
              </table:table-cell>
              <table:table-cell office:value-type="float" office:value="1.1699303189634">
                <text:p>1.1699303189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9699997">
                <text:p>0.89699997</text:p>
              </table:table-cell>
              <table:table-cell office:value-type="float" office:value="1.15940151591161">
                <text:p>1.1594015159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">
                <text:p>0.92</text:p>
              </table:table-cell>
              <table:table-cell office:value-type="float" office:value="1.1485992">
                <text:p>1.1485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4300003">
                <text:p>0.94300003</text:p>
              </table:table-cell>
              <table:table-cell office:value-type="float" office:value="1.13752340737498">
                <text:p>1.1375234073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6599998">
                <text:p>0.96599998</text:p>
              </table:table-cell>
              <table:table-cell office:value-type="float" office:value="1.12617417798782">
                <text:p>1.12617417798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900002">
                <text:p>0.98900002</text:p>
              </table:table-cell>
              <table:table-cell office:value-type="float" office:value="1.11455142777438">
                <text:p>1.11455142777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12">
                <text:p>1.012</text:p>
              </table:table-cell>
              <table:table-cell office:value-type="float" office:value="1.102655232">
                <text:p>1.102655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35">
                <text:p>1.035</text:p>
              </table:table-cell>
              <table:table-cell office:value-type="float" office:value="1.09048555">
                <text:p>1.0904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58">
                <text:p>1.058</text:p>
              </table:table-cell>
              <table:table-cell office:value-type="float" office:value="1.078042392">
                <text:p>1.07804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81">
                <text:p>1.081</text:p>
              </table:table-cell>
              <table:table-cell office:value-type="float" office:value="1.065325758">
                <text:p>1.06532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04">
                <text:p>1.104</text:p>
              </table:table-cell>
              <table:table-cell office:value-type="float" office:value="1.052335648">
                <text:p>1.052335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7">
                <text:p>1.127</text:p>
              </table:table-cell>
              <table:table-cell office:value-type="float" office:value="1.039072062">
                <text:p>1.03907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5">
                <text:p>1.15</text:p>
              </table:table-cell>
              <table:table-cell office:value-type="float" office:value="1.025535">
                <text:p>1.0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73">
                <text:p>1.173</text:p>
              </table:table-cell>
              <table:table-cell office:value-type="float" office:value="1.011724462">
                <text:p>1.01172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96">
                <text:p>1.196</text:p>
              </table:table-cell>
              <table:table-cell office:value-type="float" office:value="0.997640448">
                <text:p>0.99764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19">
                <text:p>1.219</text:p>
              </table:table-cell>
              <table:table-cell office:value-type="float" office:value="0.983282958">
                <text:p>0.983282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42">
                <text:p>1.242</text:p>
              </table:table-cell>
              <table:table-cell office:value-type="float" office:value="0.968651992">
                <text:p>0.96865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65">
                <text:p>1.265</text:p>
              </table:table-cell>
              <table:table-cell office:value-type="float" office:value="0.95374755">
                <text:p>0.95374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88">
                <text:p>1.288</text:p>
              </table:table-cell>
              <table:table-cell office:value-type="float" office:value="0.938569632">
                <text:p>0.93856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110001">
                <text:p>1.3110001</text:p>
              </table:table-cell>
              <table:table-cell office:value-type="float" office:value="0.92311817022551">
                <text:p>0.92311817022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339999">
                <text:p>1.3339999</text:p>
              </table:table-cell>
              <table:table-cell office:value-type="float" office:value="0.90739343696351">
                <text:p>0.9073934369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57">
                <text:p>1.357</text:p>
              </table:table-cell>
              <table:table-cell office:value-type="float" office:value="0.891395022">
                <text:p>0.891395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8">
                <text:p>1.38</text:p>
              </table:table-cell>
              <table:table-cell office:value-type="float" office:value="0.8751232">
                <text:p>0.875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03">
                <text:p>1.403</text:p>
              </table:table-cell>
              <table:table-cell office:value-type="float" office:value="0.858577902">
                <text:p>0.85857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260001">
                <text:p>1.4260001</text:p>
              </table:table-cell>
              <table:table-cell office:value-type="float" office:value="0.84175905428038">
                <text:p>0.84175905428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489999">
                <text:p>1.4489999</text:p>
              </table:table-cell>
              <table:table-cell office:value-type="float" office:value="0.824666952908641">
                <text:p>0.82466695290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72">
                <text:p>1.472</text:p>
              </table:table-cell>
              <table:table-cell office:value-type="float" office:value="0.807301152">
                <text:p>0.80730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5">
                <text:p>1.495</text:p>
              </table:table-cell>
              <table:table-cell office:value-type="float" office:value="0.78966195">
                <text:p>0.78966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18">
                <text:p>1.518</text:p>
              </table:table-cell>
              <table:table-cell office:value-type="float" office:value="0.771749272">
                <text:p>0.77174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410001">
                <text:p>1.5410001</text:p>
              </table:table-cell>
              <table:table-cell office:value-type="float" office:value="0.75356303833525">
                <text:p>0.7535630383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639999">
                <text:p>1.5639999</text:p>
              </table:table-cell>
              <table:table-cell office:value-type="float" office:value="0.735103568853771">
                <text:p>0.73510356885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87">
                <text:p>1.587</text:p>
              </table:table-cell>
              <table:table-cell office:value-type="float" office:value="0.716370382">
                <text:p>0.716370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1">
                <text:p>1.61</text:p>
              </table:table-cell>
              <table:table-cell office:value-type="float" office:value="0.6973638">
                <text:p>0.6973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33">
                <text:p>1.633</text:p>
              </table:table-cell>
              <table:table-cell office:value-type="float" office:value="0.678083742">
                <text:p>0.678083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560001">
                <text:p>1.6560001</text:p>
              </table:table-cell>
              <table:table-cell office:value-type="float" office:value="0.658530122390119">
                <text:p>0.65853012239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789999">
                <text:p>1.6789999</text:p>
              </table:table-cell>
              <table:table-cell office:value-type="float" office:value="0.638703284798902">
                <text:p>0.638703284798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02">
                <text:p>1.702</text:p>
              </table:table-cell>
              <table:table-cell office:value-type="float" office:value="0.618602712">
                <text:p>0.618602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25">
                <text:p>1.725</text:p>
              </table:table-cell>
              <table:table-cell office:value-type="float" office:value="0.59822875">
                <text:p>0.5982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48">
                <text:p>1.748</text:p>
              </table:table-cell>
              <table:table-cell office:value-type="float" office:value="0.577581312">
                <text:p>0.57758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710001">
                <text:p>1.7710001</text:p>
              </table:table-cell>
              <table:table-cell office:value-type="float" office:value="0.556660306444989">
                <text:p>0.556660306444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939999">
                <text:p>1.7939999</text:p>
              </table:table-cell>
              <table:table-cell office:value-type="float" office:value="0.535466100744032">
                <text:p>0.535466100744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17">
                <text:p>1.817</text:p>
              </table:table-cell>
              <table:table-cell office:value-type="float" office:value="0.513998142">
                <text:p>0.513998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4">
                <text:p>1.84</text:p>
              </table:table-cell>
              <table:table-cell office:value-type="float" office:value="0.4922568">
                <text:p>0.4922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63">
                <text:p>1.863</text:p>
              </table:table-cell>
              <table:table-cell office:value-type="float" office:value="0.470241982">
                <text:p>0.47024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860001">
                <text:p>1.8860001</text:p>
              </table:table-cell>
              <table:table-cell office:value-type="float" office:value="0.447953590499858">
                <text:p>0.44795359049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9089999">
                <text:p>1.9089999</text:p>
              </table:table-cell>
              <table:table-cell office:value-type="float" office:value="0.425392016689162">
                <text:p>0.425392016689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32">
                <text:p>1.932</text:p>
              </table:table-cell>
              <table:table-cell office:value-type="float" office:value="0.402556672">
                <text:p>0.40255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55">
                <text:p>1.955</text:p>
              </table:table-cell>
              <table:table-cell office:value-type="float" office:value="0.37944795">
                <text:p>0.37944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78">
                <text:p>1.978</text:p>
              </table:table-cell>
              <table:table-cell office:value-type="float" office:value="0.356065752">
                <text:p>0.35606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010001">
                <text:p>2.0010001</text:p>
              </table:table-cell>
              <table:table-cell office:value-type="float" office:value="0.332409974554727">
                <text:p>0.33240997455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239999">
                <text:p>2.0239999</text:p>
              </table:table-cell>
              <table:table-cell office:value-type="float" office:value="0.308481032634293">
                <text:p>0.308481032634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47">
                <text:p>2.047</text:p>
              </table:table-cell>
              <table:table-cell office:value-type="float" office:value="0.284278302">
                <text:p>0.284278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7">
                <text:p>2.07</text:p>
              </table:table-cell>
              <table:table-cell office:value-type="float" office:value="0.2598022">
                <text:p>0.259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093">
                <text:p>2.093</text:p>
              </table:table-cell>
              <table:table-cell office:value-type="float" office:value="0.235052622">
                <text:p>0.235052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160001">
                <text:p>2.1160001</text:p>
              </table:table-cell>
              <table:table-cell office:value-type="float" office:value="0.210029458609597">
                <text:p>0.210029458609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389999">
                <text:p>2.1389999</text:p>
              </table:table-cell>
              <table:table-cell office:value-type="float" office:value="0.184733148579423">
                <text:p>0.184733148579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62">
                <text:p>2.162</text:p>
              </table:table-cell>
              <table:table-cell office:value-type="float" office:value="0.159163032">
                <text:p>0.159163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85">
                <text:p>2.185</text:p>
              </table:table-cell>
              <table:table-cell office:value-type="float" office:value="0.13331955">
                <text:p>0.13331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208">
                <text:p>2.208</text:p>
              </table:table-cell>
              <table:table-cell office:value-type="float" office:value="0.107202592">
                <text:p>0.10720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310001">
                <text:p>2.2310001</text:p>
              </table:table-cell>
              <table:table-cell office:value-type="float" office:value="0.0808120426644666">
                <text:p>0.080812042664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539999">
                <text:p>2.2539999</text:p>
              </table:table-cell>
              <table:table-cell office:value-type="float" office:value="0.0541483645245534">
                <text:p>0.054148364524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277">
                <text:p>2.277</text:p>
              </table:table-cell>
              <table:table-cell office:value-type="float" office:value="0.0272108619999996">
                <text:p>0.027210861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